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E000000DD000000DD207D3718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65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1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9157in" svg:height="5.5898in" svg:x="3.7in" svg:y="2.0795in">
            <draw:object draw:notify-on-update-of-ranges="Sheet1.G2:Sheet1.G8 Sheet1.H1:Sheet1.H1 Sheet1.H2:Sheet1.H8 Sheet1.K1:Sheet1.K1 Sheet1.K2:Sheet1.K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9354in" svg:height="4.8689in" svg:x="3.7098in" svg:y="8.0193in">
            <draw:object draw:notify-on-update-of-ranges="Sheet1.G2:Sheet1.G8 Sheet1.I1:Sheet1.I1 Sheet1.I2:Sheet1.I8 Sheet1.L1:Sheet1.L1 Sheet1.L2:Sheet1.L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1819in" svg:height="6.7323in" svg:x="3.7098in" svg:y="13.3925in">
            <draw:object draw:notify-on-update-of-ranges="Sheet1.G2:Sheet1.G8 Sheet1.H1:Sheet1.H1 Sheet1.H2:Sheet1.H8 Sheet1.J1:Sheet1.J1 Sheet1.J2:Sheet1.J8 Sheet1.K1:Sheet1.K1 Sheet1.K2:Sheet1.K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 (s)</text:p>
          </table:table-cell>
          <table:table-cell office:value-type="string">
            <text:p>decrease (s)</text:p>
          </table:table-cell>
          <table:table-cell office:value-type="string">
            <text:p>delete min (s)</text:p>
          </table:table-cell>
          <table:table-cell table:number-columns-repeated="2"/>
          <table:table-cell office:value-type="string">
            <text:p>size (N)</text:p>
          </table:table-cell>
          <table:table-cell office:value-type="string">
            <text:p>avg insert</text:p>
          </table:table-cell>
          <table:table-cell office:value-type="string">
            <text:p>avg decrease</text:p>
          </table:table-cell>
          <table:table-cell office:value-type="string">
            <text:p>avg delete</text:p>
          </table:table-cell>
          <table:table-cell office:value-type="string">
            <text:p>log_2(N!)</text:p>
          </table:table-cell>
          <table:table-cell office:value-type="string">
            <text:p>N log_2(N)</text:p>
          </table:table-cell>
          <table:table-cell/>
          <table:table-cell office:value-type="string">
            <text:p>Insert / delet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98">
            <text:p>0.00000298</text:p>
          </table:table-cell>
          <table:table-cell office:value-type="float" office:value="0.000001105">
            <text:p>0.000001105</text:p>
          </table:table-cell>
          <table:table-cell office:value-type="float" office:value="0.000002247">
            <text:p>0.000002247</text:p>
          </table:table-cell>
          <table:table-cell office:value-type="string">
            <text:p><text:s/></text:p>
          </table:table-cell>
          <table:table-cell/>
          <table:table-cell office:value-type="float" office:value="10">
            <text:p>10</text:p>
          </table:table-cell>
          <table:table-cell table:formula="of:=AVERAGE([.B2:.B51])" office:value-type="float" office:value="0.00000164872">
            <text:p>1.64872E-006</text:p>
          </table:table-cell>
          <table:table-cell table:formula="of:=AVERAGE([.C2:.C51])" office:value-type="float" office:value="0.0000007506">
            <text:p>7.506E-007</text:p>
          </table:table-cell>
          <table:table-cell table:formula="of:=AVERAGE([.D2:.D51])" office:value-type="float" office:value="0.00000184858">
            <text:p>1.84858E-006</text:p>
          </table:table-cell>
          <table:table-cell table:style-name="ce1" office:value-type="float" office:value="19.9315685693242">
            <text:p>20</text:p>
          </table:table-cell>
          <table:table-cell table:style-name="ce1" table:formula="of:=[.G2]*LOG([.G2];2)" office:value-type="float" office:value="33.2192809488736">
            <text:p>33</text:p>
          </table:table-cell>
          <table:table-cell/>
          <table:table-cell table:formula="of:=[.H2]/[.J2]" office:value-type="float" office:value="0.89188458167891">
            <text:p>0.89188458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852">
            <text:p>0.000001852</text:p>
          </table:table-cell>
          <table:table-cell office:value-type="float" office:value="0.000000805">
            <text:p>0.000000805</text:p>
          </table:table-cell>
          <table:table-cell office:value-type="float" office:value="0.000001994">
            <text:p>0.000001994</text:p>
          </table:table-cell>
          <table:table-cell office:value-type="string">
            <text:p><text:s/></text:p>
          </table:table-cell>
          <table:table-cell/>
          <table:table-cell office:value-type="float" office:value="100">
            <text:p>100</text:p>
          </table:table-cell>
          <table:table-cell table:formula="of:=AVERAGE([.B52:.B101])" office:value-type="float" office:value="0.0000236912916666667">
            <text:p>2.36912916666667E-005</text:p>
          </table:table-cell>
          <table:table-cell table:formula="of:=AVERAGE([.C52:.C101])" office:value-type="float" office:value="0.000010843">
            <text:p>0.000010843</text:p>
          </table:table-cell>
          <table:table-cell table:formula="of:=AVERAGE([.D52:.D101])" office:value-type="float" office:value="0.000023476">
            <text:p>0.000023476</text:p>
          </table:table-cell>
          <table:table-cell table:style-name="ce1" office:value-type="float" office:value="521.542710897316">
            <text:p>522</text:p>
          </table:table-cell>
          <table:table-cell table:style-name="ce1" table:formula="of:=[.G3]*LOG([.G3];2)" office:value-type="float" office:value="664.385618977473">
            <text:p>664</text:p>
          </table:table-cell>
          <table:table-cell/>
          <table:table-cell table:formula="of:=[.H3]/[.J3]" office:value-type="float" office:value="1.00917071335265">
            <text:p>1.00917071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48">
            <text:p>0.000001748</text:p>
          </table:table-cell>
          <table:table-cell office:value-type="float" office:value="0.00000078">
            <text:p>0.00000078</text:p>
          </table:table-cell>
          <table:table-cell office:value-type="float" office:value="0.000001887">
            <text:p>0.000001887</text:p>
          </table:table-cell>
          <table:table-cell office:value-type="string">
            <text:p><text:s/></text:p>
          </table:table-cell>
          <table:table-cell/>
          <table:table-cell office:value-type="float" office:value="1000">
            <text:p>1000</text:p>
          </table:table-cell>
          <table:table-cell table:formula="of:=AVERAGE([.B102:.B151])" office:value-type="float" office:value="0.000260326632653061">
            <text:p>0.0002603266</text:p>
          </table:table-cell>
          <table:table-cell table:formula="of:=AVERAGE([.C102:.C151])" office:value-type="float" office:value="0.000140909791666667">
            <text:p>0.0001409098</text:p>
          </table:table-cell>
          <table:table-cell table:formula="of:=AVERAGE([.D102:.D151])" office:value-type="float" office:value="0.000288701489795918">
            <text:p>0.0002887015</text:p>
          </table:table-cell>
          <table:table-cell table:style-name="ce1" office:value-type="float" office:value="8504.13592291165">
            <text:p>8504</text:p>
          </table:table-cell>
          <table:table-cell table:style-name="ce1" table:formula="of:=[.G4]*LOG([.G4];2)" office:value-type="float" office:value="9965.78428466209">
            <text:p>9966</text:p>
          </table:table-cell>
          <table:table-cell/>
          <table:table-cell table:formula="of:=[.H4]/[.J4]" office:value-type="float" office:value="0.901715584623706">
            <text:p>0.90171558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8">
            <text:p>0.000001638</text:p>
          </table:table-cell>
          <table:table-cell office:value-type="float" office:value="0.000000733">
            <text:p>0.000000733</text:p>
          </table:table-cell>
          <table:table-cell office:value-type="float" office:value="0.000001884">
            <text:p>0.000001884</text:p>
          </table:table-cell>
          <table:table-cell office:value-type="string">
            <text:p><text:s/></text:p>
          </table:table-cell>
          <table:table-cell/>
          <table:table-cell office:value-type="float" office:value="10000">
            <text:p>10000</text:p>
          </table:table-cell>
          <table:table-cell table:formula="of:=AVERAGE([.B152:.B201])" office:value-type="float" office:value="0.0034728156">
            <text:p>0.0034728156</text:p>
          </table:table-cell>
          <table:table-cell table:formula="of:=AVERAGE([.C152:.C201])" office:value-type="float" office:value="0.00180597824">
            <text:p>0.0018059782</text:p>
          </table:table-cell>
          <table:table-cell table:formula="of:=AVERAGE([.D152:.D201])" office:value-type="float" office:value="0.0034556228">
            <text:p>0.0034556228</text:p>
          </table:table-cell>
          <table:table-cell table:style-name="ce1" office:value-type="float" office:value="118260.64017799">
            <text:p>118261</text:p>
          </table:table-cell>
          <table:table-cell table:style-name="ce1" table:formula="of:=[.G5]*LOG([.G5];2)" office:value-type="float" office:value="132877.123795495">
            <text:p>132877</text:p>
          </table:table-cell>
          <table:table-cell/>
          <table:table-cell table:formula="of:=[.H5]/[.J5]" office:value-type="float" office:value="1.00497531154153">
            <text:p>1.00497531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57">
            <text:p>0.000001657</text:p>
          </table:table-cell>
          <table:table-cell office:value-type="float" office:value="0.000000725">
            <text:p>0.000000725</text:p>
          </table:table-cell>
          <table:table-cell office:value-type="float" office:value="0.000001859">
            <text:p>0.000001859</text:p>
          </table:table-cell>
          <table:table-cell office:value-type="string">
            <text:p><text:s/></text:p>
          </table:table-cell>
          <table:table-cell/>
          <table:table-cell office:value-type="float" office:value="100000">
            <text:p>100000</text:p>
          </table:table-cell>
          <table:table-cell table:formula="of:=AVERAGE([.B202:.B251])" office:value-type="float" office:value="0.041341078">
            <text:p>0.041341078</text:p>
          </table:table-cell>
          <table:table-cell table:formula="of:=AVERAGE([.C202:.C251])" office:value-type="float" office:value="0.024202486">
            <text:p>0.024202486</text:p>
          </table:table-cell>
          <table:table-cell table:formula="of:=AVERAGE([.D202:.D251])" office:value-type="float" office:value="0.040986838">
            <text:p>0.040986838</text:p>
          </table:table-cell>
          <table:table-cell table:style-name="ce1" office:value-type="float" office:value="1516460.17531608">
            <text:p>1516460</text:p>
          </table:table-cell>
          <table:table-cell table:style-name="ce1" table:formula="of:=[.G6]*LOG([.G6];2)" office:value-type="float" office:value="1660964.04744368">
            <text:p>1660964</text:p>
          </table:table-cell>
          <table:table-cell/>
          <table:table-cell table:formula="of:=[.H6]/[.J6]" office:value-type="float" office:value="1.00864277454143">
            <text:p>1.00864277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69">
            <text:p>0.000001769</text:p>
          </table:table-cell>
          <table:table-cell office:value-type="float" office:value="0.000000735">
            <text:p>0.000000735</text:p>
          </table:table-cell>
          <table:table-cell office:value-type="float" office:value="0.0000019">
            <text:p>0.0000019</text:p>
          </table:table-cell>
          <table:table-cell office:value-type="string">
            <text:p><text:s/></text:p>
          </table:table-cell>
          <table:table-cell/>
          <table:table-cell office:value-type="float" office:value="1000000">
            <text:p>1000000</text:p>
          </table:table-cell>
          <table:table-cell table:formula="of:=AVERAGE([.B252:.B301])" office:value-type="float" office:value="0.4934127">
            <text:p>0.4934127</text:p>
          </table:table-cell>
          <table:table-cell table:formula="of:=AVERAGE([.C252:.C301])" office:value-type="float" office:value="0.31627952">
            <text:p>0.31627952</text:p>
          </table:table-cell>
          <table:table-cell table:formula="of:=AVERAGE([.D252:.D301])" office:value-type="float" office:value="0.48423814">
            <text:p>0.48423814</text:p>
          </table:table-cell>
          <table:table-cell table:style-name="ce1" office:value-type="float" office:value="18488855.1977146">
            <text:p>18488855</text:p>
          </table:table-cell>
          <table:table-cell table:style-name="ce1" table:formula="of:=[.G7]*LOG([.G7];2)" office:value-type="float" office:value="19931568.5693242">
            <text:p>19931569</text:p>
          </table:table-cell>
          <table:table-cell/>
          <table:table-cell table:formula="of:=[.H7]/[.J7]" office:value-type="float" office:value="1.01894638039044">
            <text:p>1.01894638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7">
            <text:p>0.000001637</text:p>
          </table:table-cell>
          <table:table-cell office:value-type="float" office:value="0.000000727">
            <text:p>0.000000727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/>
          <table:table-cell office:value-type="float" office:value="10000000">
            <text:p>10000000</text:p>
          </table:table-cell>
          <table:table-cell table:formula="of:=AVERAGE([.B302:.B351])" office:value-type="float" office:value="5.5171698">
            <text:p>5.5171698</text:p>
          </table:table-cell>
          <table:table-cell table:formula="of:=AVERAGE([.C302:.C351])" office:value-type="float" office:value="3.7487852">
            <text:p>3.7487852</text:p>
          </table:table-cell>
          <table:table-cell table:formula="of:=AVERAGE([.D302:.D351])" office:value-type="float" office:value="5.7055778">
            <text:p>5.7055778</text:p>
          </table:table-cell>
          <table:table-cell table:style-name="ce1" office:value-type="float" office:value="218107832.92602">
            <text:p>218107833</text:p>
          </table:table-cell>
          <table:table-cell table:style-name="ce1" table:formula="of:=[.G8]*LOG([.G8];2)" office:value-type="float" office:value="232534966.642115">
            <text:p>232534967</text:p>
          </table:table-cell>
          <table:table-cell/>
          <table:table-cell table:formula="of:=[.H8]/[.J8]" office:value-type="float" office:value="0.966978278694228">
            <text:p>0.9669782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7">
            <text:p>0.000001587</text:p>
          </table:table-cell>
          <table:table-cell office:value-type="float" office:value="0.000000742">
            <text:p>0.000000742</text:p>
          </table:table-cell>
          <table:table-cell office:value-type="float" office:value="0.00000181">
            <text:p>0.0000018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44">
            <text:p>0.000001644</text:p>
          </table:table-cell>
          <table:table-cell office:value-type="float" office:value="0.000000698">
            <text:p>0.000000698</text:p>
          </table:table-cell>
          <table:table-cell office:value-type="float" office:value="0.000001834">
            <text:p>0.000001834</text:p>
          </table:table-cell>
          <table:table-cell office:value-type="string">
            <text:p><text:s/></text:p>
          </table:table-cell>
          <table:table-cell table:number-columns-repeated="8"/>
          <table:table-cell table:formula="of:=AVERAGE([.N2:.N8])" office:value-type="float" office:value="0.971759089260412">
            <text:p>0.97175908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47">
            <text:p>0.000000747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3">
            <text:p>0.000001603</text:p>
          </table:table-cell>
          <table:table-cell office:value-type="float" office:value="0.000000713">
            <text:p>0.000000713</text:p>
          </table:table-cell>
          <table:table-cell office:value-type="float" office:value="0.000001841">
            <text:p>0.0000018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34">
            <text:p>0.000000734</text:p>
          </table:table-cell>
          <table:table-cell office:value-type="float" office:value="0.00000183">
            <text:p>0.000001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048">
            <text:p>0.000002048</text:p>
          </table:table-cell>
          <table:table-cell office:value-type="float" office:value="0.000001126">
            <text:p>0.000001126</text:p>
          </table:table-cell>
          <table:table-cell office:value-type="float" office:value="0.000002268">
            <text:p>0.0000022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31">
            <text:p>0.000000731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47">
            <text:p>0.000000747</text:p>
          </table:table-cell>
          <table:table-cell office:value-type="float" office:value="0.000001832">
            <text:p>0.0000018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5">
            <text:p>0.000001595</text:p>
          </table:table-cell>
          <table:table-cell office:value-type="float" office:value="0.000000724">
            <text:p>0.000000724</text:p>
          </table:table-cell>
          <table:table-cell office:value-type="float" office:value="0.000001824">
            <text:p>0.0000018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8">
            <text:p>0.000001628</text:p>
          </table:table-cell>
          <table:table-cell office:value-type="float" office:value="0.000000714">
            <text:p>0.000000714</text:p>
          </table:table-cell>
          <table:table-cell office:value-type="float" office:value="0.000001825">
            <text:p>0.0000018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4">
            <text:p>0.000001624</text:p>
          </table:table-cell>
          <table:table-cell office:value-type="float" office:value="0.000000745">
            <text:p>0.000000745</text:p>
          </table:table-cell>
          <table:table-cell office:value-type="float" office:value="0.000001812">
            <text:p>0.0000018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1">
            <text:p>0.000001601</text:p>
          </table:table-cell>
          <table:table-cell office:value-type="float" office:value="0.000000763">
            <text:p>0.000000763</text:p>
          </table:table-cell>
          <table:table-cell office:value-type="float" office:value="0.000001795">
            <text:p>0.0000017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9">
            <text:p>0.000001619</text:p>
          </table:table-cell>
          <table:table-cell office:value-type="float" office:value="0.000000721">
            <text:p>0.000000721</text:p>
          </table:table-cell>
          <table:table-cell office:value-type="float" office:value="0.000001801">
            <text:p>0.0000018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6">
            <text:p>0.000001616</text:p>
          </table:table-cell>
          <table:table-cell office:value-type="float" office:value="0.000000737">
            <text:p>0.000000737</text:p>
          </table:table-cell>
          <table:table-cell office:value-type="float" office:value="0.000001803">
            <text:p>0.0000018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2">
            <text:p>0.000001592</text:p>
          </table:table-cell>
          <table:table-cell office:value-type="float" office:value="0.000000756">
            <text:p>0.000000756</text:p>
          </table:table-cell>
          <table:table-cell office:value-type="float" office:value="0.0000018">
            <text:p>0.000001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3">
            <text:p>0.000001603</text:p>
          </table:table-cell>
          <table:table-cell office:value-type="float" office:value="0.000000723">
            <text:p>0.000000723</text:p>
          </table:table-cell>
          <table:table-cell office:value-type="float" office:value="0.000001802">
            <text:p>0.0000018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9">
            <text:p>0.00000079</text:p>
          </table:table-cell>
          <table:table-cell office:value-type="float" office:value="0.000001796">
            <text:p>0.0000017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07">
            <text:p>0.000001607</text:p>
          </table:table-cell>
          <table:table-cell office:value-type="float" office:value="0.000000761">
            <text:p>0.000000761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">
            <text:p>0.00000161</text:p>
          </table:table-cell>
          <table:table-cell office:value-type="float" office:value="0.000000726">
            <text:p>0.000000726</text:p>
          </table:table-cell>
          <table:table-cell office:value-type="float" office:value="0.000001834">
            <text:p>0.0000018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2">
            <text:p>0.000001612</text:p>
          </table:table-cell>
          <table:table-cell office:value-type="float" office:value="0.000000725">
            <text:p>0.000000725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43">
            <text:p>0.000000743</text:p>
          </table:table-cell>
          <table:table-cell office:value-type="float" office:value="0.000001858">
            <text:p>0.0000018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25">
            <text:p>0.000001725</text:p>
          </table:table-cell>
          <table:table-cell office:value-type="float" office:value="0.000000741">
            <text:p>0.000000741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2">
            <text:p>0.000001612</text:p>
          </table:table-cell>
          <table:table-cell office:value-type="float" office:value="0.000000737">
            <text:p>0.000000737</text:p>
          </table:table-cell>
          <table:table-cell office:value-type="float" office:value="0.000001855">
            <text:p>0.0000018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">
            <text:p>0.00000156</text:p>
          </table:table-cell>
          <table:table-cell office:value-type="float" office:value="0.000000751">
            <text:p>0.000000751</text:p>
          </table:table-cell>
          <table:table-cell office:value-type="float" office:value="0.000001849">
            <text:p>0.0000018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1">
            <text:p>0.000001591</text:p>
          </table:table-cell>
          <table:table-cell office:value-type="float" office:value="0.000000729">
            <text:p>0.000000729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5">
            <text:p>0.000001565</text:p>
          </table:table-cell>
          <table:table-cell office:value-type="float" office:value="0.000000743">
            <text:p>0.000000743</text:p>
          </table:table-cell>
          <table:table-cell office:value-type="float" office:value="0.00000184">
            <text:p>0.000001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2">
            <text:p>0.000001572</text:p>
          </table:table-cell>
          <table:table-cell office:value-type="float" office:value="0.000000721">
            <text:p>0.000000721</text:p>
          </table:table-cell>
          <table:table-cell office:value-type="float" office:value="0.000001808">
            <text:p>0.0000018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7">
            <text:p>0.000001567</text:p>
          </table:table-cell>
          <table:table-cell office:value-type="float" office:value="0.000000742">
            <text:p>0.000000742</text:p>
          </table:table-cell>
          <table:table-cell office:value-type="float" office:value="0.000001843">
            <text:p>0.0000018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39">
            <text:p>0.000000739</text:p>
          </table:table-cell>
          <table:table-cell office:value-type="float" office:value="0.000001814">
            <text:p>0.00000181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35">
            <text:p>0.000001635</text:p>
          </table:table-cell>
          <table:table-cell office:value-type="float" office:value="0.000000718">
            <text:p>0.000000718</text:p>
          </table:table-cell>
          <table:table-cell office:value-type="float" office:value="0.000001833">
            <text:p>0.0000018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1">
            <text:p>0.000001561</text:p>
          </table:table-cell>
          <table:table-cell office:value-type="float" office:value="0.000000735">
            <text:p>0.000000735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">
            <text:p>0.00000159</text:p>
          </table:table-cell>
          <table:table-cell office:value-type="float" office:value="0.000000711">
            <text:p>0.000000711</text:p>
          </table:table-cell>
          <table:table-cell office:value-type="float" office:value="0.000001803">
            <text:p>0.00000180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8">
            <text:p>0.000001628</text:p>
          </table:table-cell>
          <table:table-cell office:value-type="float" office:value="0.000000746">
            <text:p>0.000000746</text:p>
          </table:table-cell>
          <table:table-cell office:value-type="float" office:value="0.000001816">
            <text:p>0.0000018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">
            <text:p>0.00000157</text:p>
          </table:table-cell>
          <table:table-cell office:value-type="float" office:value="0.000000721">
            <text:p>0.000000721</text:p>
          </table:table-cell>
          <table:table-cell office:value-type="float" office:value="0.000001822">
            <text:p>0.0000018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9">
            <text:p>0.00000159</text:p>
          </table:table-cell>
          <table:table-cell office:value-type="float" office:value="0.000000731">
            <text:p>0.000000731</text:p>
          </table:table-cell>
          <table:table-cell office:value-type="float" office:value="0.000001843">
            <text:p>0.0000018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23">
            <text:p>0.000000723</text:p>
          </table:table-cell>
          <table:table-cell office:value-type="float" office:value="0.000001829">
            <text:p>0.0000018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25">
            <text:p>0.000000725</text:p>
          </table:table-cell>
          <table:table-cell office:value-type="float" office:value="0.000001804">
            <text:p>0.0000018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49">
            <text:p>0.000001549</text:p>
          </table:table-cell>
          <table:table-cell office:value-type="float" office:value="0.000000739">
            <text:p>0.000000739</text:p>
          </table:table-cell>
          <table:table-cell office:value-type="float" office:value="0.000001831">
            <text:p>0.0000018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22">
            <text:p>0.000001622</text:p>
          </table:table-cell>
          <table:table-cell office:value-type="float" office:value="0.000000722">
            <text:p>0.000000722</text:p>
          </table:table-cell>
          <table:table-cell office:value-type="float" office:value="0.000001823">
            <text:p>0.0000018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">
            <text:p>0.00000158</text:p>
          </table:table-cell>
          <table:table-cell office:value-type="float" office:value="0.000000733">
            <text:p>0.000000733</text:p>
          </table:table-cell>
          <table:table-cell office:value-type="float" office:value="0.000001825">
            <text:p>0.0000018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79">
            <text:p>0.000001579</text:p>
          </table:table-cell>
          <table:table-cell office:value-type="float" office:value="0.000000711">
            <text:p>0.000000711</text:p>
          </table:table-cell>
          <table:table-cell office:value-type="float" office:value="0.000001819">
            <text:p>0.0000018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65">
            <text:p>0.000001565</text:p>
          </table:table-cell>
          <table:table-cell office:value-type="float" office:value="0.000000722">
            <text:p>0.000000722</text:p>
          </table:table-cell>
          <table:table-cell office:value-type="float" office:value="0.000001815">
            <text:p>0.0000018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588">
            <text:p>0.000001588</text:p>
          </table:table-cell>
          <table:table-cell office:value-type="float" office:value="0.000000714">
            <text:p>0.000000714</text:p>
          </table:table-cell>
          <table:table-cell office:value-type="float" office:value="0.000001808">
            <text:p>0.0000018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404">
            <text:p>0.000026404</text:p>
          </table:table-cell>
          <table:table-cell office:value-type="float" office:value="0.00001077">
            <text:p>0.00001077</text:p>
          </table:table-cell>
          <table:table-cell office:value-type="float" office:value="0.000024756">
            <text:p>0.00002475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72">
            <text:p>0.000022972</text:p>
          </table:table-cell>
          <table:table-cell office:value-type="float" office:value="0.000010481">
            <text:p>0.000010481</text:p>
          </table:table-cell>
          <table:table-cell office:value-type="float" office:value="0.00002372">
            <text:p>0.000023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79">
            <text:p>0.000022779</text:p>
          </table:table-cell>
          <table:table-cell office:value-type="float" office:value="0.000010488">
            <text:p>0.000010488</text:p>
          </table:table-cell>
          <table:table-cell office:value-type="float" office:value="0.000023293">
            <text:p>0.0000232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65">
            <text:p>0.000023065</text:p>
          </table:table-cell>
          <table:table-cell office:value-type="float" office:value="0.000010514">
            <text:p>0.000010514</text:p>
          </table:table-cell>
          <table:table-cell office:value-type="float" office:value="0.000023159">
            <text:p>0.0000231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9981">
            <text:p>0.000029981</text:p>
          </table:table-cell>
          <table:table-cell office:value-type="float" office:value="0.000010587">
            <text:p>0.000010587</text:p>
          </table:table-cell>
          <table:table-cell office:value-type="float" office:value="0.000023471">
            <text:p>0.0000234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78">
            <text:p>0.000022878</text:p>
          </table:table-cell>
          <table:table-cell office:value-type="float" office:value="0.000010543">
            <text:p>0.000010543</text:p>
          </table:table-cell>
          <table:table-cell office:value-type="float" office:value="0.000041408">
            <text:p>0.0000414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454">
            <text:p>0.000023454</text:p>
          </table:table-cell>
          <table:table-cell office:value-type="float" office:value="0.000021364">
            <text:p>0.000021364</text:p>
          </table:table-cell>
          <table:table-cell office:value-type="float" office:value="0.000023531">
            <text:p>0.0000235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2">
            <text:p>0.00002302</text:p>
          </table:table-cell>
          <table:table-cell office:value-type="float" office:value="0.000010644">
            <text:p>0.000010644</text:p>
          </table:table-cell>
          <table:table-cell office:value-type="float" office:value="0.000023041">
            <text:p>0.0000230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213">
            <text:p>0.00003213</text:p>
          </table:table-cell>
          <table:table-cell office:value-type="float" office:value="0.000010723">
            <text:p>0.000010723</text:p>
          </table:table-cell>
          <table:table-cell office:value-type="float" office:value="0.000022895">
            <text:p>0.0000228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07">
            <text:p>0.000023007</text:p>
          </table:table-cell>
          <table:table-cell office:value-type="float" office:value="0.000010514">
            <text:p>0.000010514</text:p>
          </table:table-cell>
          <table:table-cell office:value-type="float" office:value="0.000022808">
            <text:p>0.0000228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11">
            <text:p>0.000022811</text:p>
          </table:table-cell>
          <table:table-cell office:value-type="float" office:value="0.000010452">
            <text:p>0.000010452</text:p>
          </table:table-cell>
          <table:table-cell office:value-type="float" office:value="0.000022764">
            <text:p>0.0000227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4">
            <text:p>0.000022734</text:p>
          </table:table-cell>
          <table:table-cell office:value-type="float" office:value="0.000010481">
            <text:p>0.000010481</text:p>
          </table:table-cell>
          <table:table-cell office:value-type="float" office:value="0.000022821">
            <text:p>0.0000228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9">
            <text:p>0.00002279</text:p>
          </table:table-cell>
          <table:table-cell office:value-type="float" office:value="0.000010624">
            <text:p>0.000010624</text:p>
          </table:table-cell>
          <table:table-cell office:value-type="float" office:value="0.000022662">
            <text:p>0.0000226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74">
            <text:p>0.000023074</text:p>
          </table:table-cell>
          <table:table-cell office:value-type="float" office:value="0.000010503">
            <text:p>0.000010503</text:p>
          </table:table-cell>
          <table:table-cell office:value-type="float" office:value="0.000022862">
            <text:p>0.0000228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98">
            <text:p>0.000022998</text:p>
          </table:table-cell>
          <table:table-cell office:value-type="float" office:value="0.000010603">
            <text:p>0.000010603</text:p>
          </table:table-cell>
          <table:table-cell office:value-type="float" office:value="0.000022811">
            <text:p>0.0000228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3">
            <text:p>0.000022893</text:p>
          </table:table-cell>
          <table:table-cell office:value-type="float" office:value="0.000010408">
            <text:p>0.000010408</text:p>
          </table:table-cell>
          <table:table-cell office:value-type="float" office:value="0.000022754">
            <text:p>0.00002275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2">
            <text:p>0.000022892</text:p>
          </table:table-cell>
          <table:table-cell office:value-type="float" office:value="0.000010572">
            <text:p>0.000010572</text:p>
          </table:table-cell>
          <table:table-cell office:value-type="float" office:value="0.00002269">
            <text:p>0.000022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2">
            <text:p>0.000022892</text:p>
          </table:table-cell>
          <table:table-cell office:value-type="float" office:value="0.000010475">
            <text:p>0.000010475</text:p>
          </table:table-cell>
          <table:table-cell office:value-type="float" office:value="0.000023487">
            <text:p>0.00002348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14">
            <text:p>0.000022914</text:p>
          </table:table-cell>
          <table:table-cell office:value-type="float" office:value="0.00001061">
            <text:p>0.00001061</text:p>
          </table:table-cell>
          <table:table-cell office:value-type="float" office:value="0.000022844">
            <text:p>0.0000228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46">
            <text:p>0.000022946</text:p>
          </table:table-cell>
          <table:table-cell office:value-type="float" office:value="0.000010481">
            <text:p>0.000010481</text:p>
          </table:table-cell>
          <table:table-cell office:value-type="float" office:value="0.000022735">
            <text:p>0.0000227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98">
            <text:p>0.000022898</text:p>
          </table:table-cell>
          <table:table-cell office:value-type="float" office:value="0.000010591">
            <text:p>0.000010591</text:p>
          </table:table-cell>
          <table:table-cell office:value-type="float" office:value="0.000022632">
            <text:p>0.0000226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6324">
            <text:p>0.000026324</text:p>
          </table:table-cell>
          <table:table-cell office:value-type="float" office:value="0.000014224">
            <text:p>0.000014224</text:p>
          </table:table-cell>
          <table:table-cell office:value-type="float" office:value="0.000026619">
            <text:p>0.0000266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6323">
            <text:p>0.000036323</text:p>
          </table:table-cell>
          <table:table-cell office:value-type="float" office:value="0.000010781">
            <text:p>0.000010781</text:p>
          </table:table-cell>
          <table:table-cell office:value-type="float" office:value="0.000022841">
            <text:p>0.0000228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1">
            <text:p>0.000022671</text:p>
          </table:table-cell>
          <table:table-cell office:value-type="float" office:value="0.000010542">
            <text:p>0.000010542</text:p>
          </table:table-cell>
          <table:table-cell office:value-type="float" office:value="0.000022708">
            <text:p>0.0000227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38">
            <text:p>0.000022638</text:p>
          </table:table-cell>
          <table:table-cell office:value-type="float" office:value="0.000010457">
            <text:p>0.000010457</text:p>
          </table:table-cell>
          <table:table-cell office:value-type="float" office:value="0.000022693">
            <text:p>0.0000226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16">
            <text:p>0.000022616</text:p>
          </table:table-cell>
          <table:table-cell office:value-type="float" office:value="0.000010461">
            <text:p>0.000010461</text:p>
          </table:table-cell>
          <table:table-cell office:value-type="float" office:value="0.000022659">
            <text:p>0.0000226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55">
            <text:p>0.000022655</text:p>
          </table:table-cell>
          <table:table-cell office:value-type="float" office:value="0.0000104">
            <text:p>0.0000104</text:p>
          </table:table-cell>
          <table:table-cell office:value-type="float" office:value="0.00002268">
            <text:p>0.000022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6">
            <text:p>0.00002276</text:p>
          </table:table-cell>
          <table:table-cell office:value-type="float" office:value="0.00001061">
            <text:p>0.00001061</text:p>
          </table:table-cell>
          <table:table-cell office:value-type="float" office:value="0.000022842">
            <text:p>0.00002284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55">
            <text:p>0.000022655</text:p>
          </table:table-cell>
          <table:table-cell office:value-type="float" office:value="0.000010468">
            <text:p>0.000010468</text:p>
          </table:table-cell>
          <table:table-cell office:value-type="float" office:value="0.000022601">
            <text:p>0.0000226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589">
            <text:p>0.000022589</text:p>
          </table:table-cell>
          <table:table-cell office:value-type="float" office:value="0.000010541">
            <text:p>0.000010541</text:p>
          </table:table-cell>
          <table:table-cell office:value-type="float" office:value="0.000022708">
            <text:p>0.0000227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1">
            <text:p>0.000022671</text:p>
          </table:table-cell>
          <table:table-cell office:value-type="float" office:value="0.000010588">
            <text:p>0.000010588</text:p>
          </table:table-cell>
          <table:table-cell office:value-type="float" office:value="0.000022643">
            <text:p>0.0000226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41">
            <text:p>0.000022641</text:p>
          </table:table-cell>
          <table:table-cell office:value-type="float" office:value="0.000010471">
            <text:p>0.000010471</text:p>
          </table:table-cell>
          <table:table-cell office:value-type="float" office:value="0.000028881">
            <text:p>0.00002888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3017">
            <text:p>0.000023017</text:p>
          </table:table-cell>
          <table:table-cell office:value-type="float" office:value="0.000010586">
            <text:p>0.000010586</text:p>
          </table:table-cell>
          <table:table-cell office:value-type="float" office:value="0.00002279">
            <text:p>0.000022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9">
            <text:p>0.000022789</text:p>
          </table:table-cell>
          <table:table-cell office:value-type="float" office:value="0.000010505">
            <text:p>0.000010505</text:p>
          </table:table-cell>
          <table:table-cell office:value-type="float" office:value="0.000022687">
            <text:p>0.00002268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97">
            <text:p>0.000022697</text:p>
          </table:table-cell>
          <table:table-cell office:value-type="float" office:value="0.000010533">
            <text:p>0.000010533</text:p>
          </table:table-cell>
          <table:table-cell office:value-type="float" office:value="0.000022697">
            <text:p>0.00002269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87">
            <text:p>0.000022887</text:p>
          </table:table-cell>
          <table:table-cell office:value-type="float" office:value="0.000010469">
            <text:p>0.000010469</text:p>
          </table:table-cell>
          <table:table-cell office:value-type="float" office:value="0.000022674">
            <text:p>0.0000226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98">
            <text:p>0.00002298</text:p>
          </table:table-cell>
          <table:table-cell office:value-type="float" office:value="0.000010582">
            <text:p>0.000010582</text:p>
          </table:table-cell>
          <table:table-cell office:value-type="float" office:value="0.000023022">
            <text:p>0.0000230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5">
            <text:p>0.000022735</text:p>
          </table:table-cell>
          <table:table-cell office:value-type="float" office:value="0.000010474">
            <text:p>0.000010474</text:p>
          </table:table-cell>
          <table:table-cell office:value-type="float" office:value="0.000022675">
            <text:p>0.0000226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13">
            <text:p>0.000022713</text:p>
          </table:table-cell>
          <table:table-cell office:value-type="float" office:value="0.000010457">
            <text:p>0.000010457</text:p>
          </table:table-cell>
          <table:table-cell office:value-type="float" office:value="0.000022675">
            <text:p>0.0000226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35">
            <text:p>0.000022735</text:p>
          </table:table-cell>
          <table:table-cell office:value-type="float" office:value="0.000010586">
            <text:p>0.000010586</text:p>
          </table:table-cell>
          <table:table-cell office:value-type="float" office:value="0.000022784">
            <text:p>0.0000227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73">
            <text:p>0.000022673</text:p>
          </table:table-cell>
          <table:table-cell office:value-type="float" office:value="0.000010496">
            <text:p>0.000010496</text:p>
          </table:table-cell>
          <table:table-cell office:value-type="float" office:value="0.000022745">
            <text:p>0.00002274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853">
            <text:p>0.000022853</text:p>
          </table:table-cell>
          <table:table-cell office:value-type="float" office:value="0.000010576">
            <text:p>0.000010576</text:p>
          </table:table-cell>
          <table:table-cell office:value-type="float" office:value="0.000022862">
            <text:p>0.0000228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">
            <text:p>0.00002278</text:p>
          </table:table-cell>
          <table:table-cell office:value-type="float" office:value="0.000010518">
            <text:p>0.000010518</text:p>
          </table:table-cell>
          <table:table-cell office:value-type="float" office:value="0.000022657">
            <text:p>0.0000226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693">
            <text:p>0.000022693</text:p>
          </table:table-cell>
          <table:table-cell office:value-type="float" office:value="0.00001046">
            <text:p>0.00001046</text:p>
          </table:table-cell>
          <table:table-cell office:value-type="float" office:value="0.000022673">
            <text:p>0.0000226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581">
            <text:p>0.000022581</text:p>
          </table:table-cell>
          <table:table-cell office:value-type="float" office:value="0.000010523">
            <text:p>0.000010523</text:p>
          </table:table-cell>
          <table:table-cell office:value-type="float" office:value="0.000022636">
            <text:p>0.0000226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7485">
            <text:p>0.000027485</text:p>
          </table:table-cell>
          <table:table-cell office:value-type="float" office:value="0.000010718">
            <text:p>0.000010718</text:p>
          </table:table-cell>
          <table:table-cell office:value-type="float" office:value="0.00002296">
            <text:p>0.000022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84">
            <text:p>0.000022784</text:p>
          </table:table-cell>
          <table:table-cell office:value-type="float" office:value="0.000010505">
            <text:p>0.000010505</text:p>
          </table:table-cell>
          <table:table-cell office:value-type="float" office:value="0.000022691">
            <text:p>0.0000226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2705">
            <text:p>0.000022705</text:p>
          </table:table-cell>
          <table:table-cell office:value-type="float" office:value="0.000010505">
            <text:p>0.000010505</text:p>
          </table:table-cell>
          <table:table-cell office:value-type="float" office:value="0.000022601">
            <text:p>0.0000226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99">
            <text:p>0.00027499</text:p>
          </table:table-cell>
          <table:table-cell office:value-type="float" office:value="0.000063771">
            <text:p>0.000063771</text:p>
          </table:table-cell>
          <table:table-cell office:value-type="float" office:value="0.000138769">
            <text:p>0.0001387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5232">
            <text:p>0.000275232</text:p>
          </table:table-cell>
          <table:table-cell office:value-type="float" office:value="0.000020564">
            <text:p>0.000020564</text:p>
          </table:table-cell>
          <table:table-cell office:value-type="float" office:value="0.00023593">
            <text:p>0.000235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148689">
            <text:p>0.000148689</text:p>
          </table:table-cell>
          <table:table-cell office:value-type="float" office:value="0.000000024">
            <text:p>0.000000024</text:p>
          </table:table-cell>
          <table:table-cell office:value-type="float" office:value="0.000298091">
            <text:p>0.0002980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651">
            <text:p>0.000274651</text:p>
          </table:table-cell>
          <table:table-cell office:value-type="float" office:value="0.000239409">
            <text:p>0.000239409</text:p>
          </table:table-cell>
          <table:table-cell office:value-type="float" office:value="0.000286173">
            <text:p>0.0002861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9089">
            <text:p>0.000279089</text:p>
          </table:table-cell>
          <table:table-cell office:value-type="float" office:value="0.000138833">
            <text:p>0.000138833</text:p>
          </table:table-cell>
          <table:table-cell office:value-type="float" office:value="0.000289365">
            <text:p>0.0002893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056">
            <text:p>0.00028056</text:p>
          </table:table-cell>
          <table:table-cell office:value-type="float" office:value="0.000143044">
            <text:p>0.000143044</text:p>
          </table:table-cell>
          <table:table-cell office:value-type="float" office:value="0.000301373">
            <text:p>0.0003013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431">
            <text:p>0.000274431</text:p>
          </table:table-cell>
          <table:table-cell office:value-type="float" office:value="0.000144834">
            <text:p>0.000144834</text:p>
          </table:table-cell>
          <table:table-cell office:value-type="float" office:value="0.000290227">
            <text:p>0.0002902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72533">
            <text:p>0.000372533</text:p>
          </table:table-cell>
          <table:table-cell office:value-type="float" office:value="0.000154371">
            <text:p>0.000154371</text:p>
          </table:table-cell>
          <table:table-cell office:value-type="float" office:value="0.000325138">
            <text:p>0.0003251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953">
            <text:p>0.00028953</text:p>
          </table:table-cell>
          <table:table-cell office:value-type="float" office:value="0.000148952">
            <text:p>0.000148952</text:p>
          </table:table-cell>
          <table:table-cell office:value-type="float" office:value="0.00030276">
            <text:p>0.000302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173">
            <text:p>0.000274173</text:p>
          </table:table-cell>
          <table:table-cell office:value-type="float" office:value="0.000144431">
            <text:p>0.000144431</text:p>
          </table:table-cell>
          <table:table-cell office:value-type="float" office:value="0.000185872">
            <text:p>0.0001858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4222">
            <text:p>0.000284222</text:p>
          </table:table-cell>
          <table:table-cell office:value-type="float" office:value="0.000068457">
            <text:p>0.000068457</text:p>
          </table:table-cell>
          <table:table-cell office:value-type="float" office:value="0.000303594">
            <text:p>0.0003035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846">
            <text:p>0.000274846</text:p>
          </table:table-cell>
          <table:table-cell office:value-type="float" office:value="0.000145363">
            <text:p>0.000145363</text:p>
          </table:table-cell>
          <table:table-cell office:value-type="float" office:value="0.000290469">
            <text:p>0.0002904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00193">
            <text:p>0.000300193</text:p>
          </table:table-cell>
          <table:table-cell office:value-type="float" office:value="0.000140884">
            <text:p>0.000140884</text:p>
          </table:table-cell>
          <table:table-cell office:value-type="float" office:value="0.000294947">
            <text:p>0.00029494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76865">
            <text:p>0.000076865</text:p>
          </table:table-cell>
          <table:table-cell office:value-type="float" office:value="0.000139809">
            <text:p>0.000139809</text:p>
          </table:table-cell>
          <table:table-cell office:value-type="float" office:value="0.000379671">
            <text:p>0.0003796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4316">
            <text:p>0.000274316</text:p>
          </table:table-cell>
          <table:table-cell office:value-type="float" office:value="0.00014774">
            <text:p>0.00014774</text:p>
          </table:table-cell>
          <table:table-cell office:value-type="float" office:value="0.00028969">
            <text:p>0.000289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6124">
            <text:p>0.000286124</text:p>
          </table:table-cell>
          <table:table-cell office:value-type="float" office:value="0.000139764">
            <text:p>0.000139764</text:p>
          </table:table-cell>
          <table:table-cell office:value-type="float" office:value="0.000296531">
            <text:p>0.0002965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0473">
            <text:p>0.000280473</text:p>
          </table:table-cell>
          <table:table-cell office:value-type="float" office:value="0.000136379">
            <text:p>0.000136379</text:p>
          </table:table-cell>
          <table:table-cell office:value-type="float" office:value="0.000290735">
            <text:p>0.0002907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43">
            <text:p>0.00026143</text:p>
          </table:table-cell>
          <table:table-cell office:value-type="float" office:value="0.000139716">
            <text:p>0.000139716</text:p>
          </table:table-cell>
          <table:table-cell office:value-type="float" office:value="0.000276542">
            <text:p>0.00027654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2994">
            <text:p>0.000262994</text:p>
          </table:table-cell>
          <table:table-cell office:value-type="float" office:value="0.000137468">
            <text:p>0.000137468</text:p>
          </table:table-cell>
          <table:table-cell office:value-type="float" office:value="0.000276439">
            <text:p>0.0002764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367">
            <text:p>0.000268367</text:p>
          </table:table-cell>
          <table:table-cell office:value-type="float" office:value="0.000134673">
            <text:p>0.000134673</text:p>
          </table:table-cell>
          <table:table-cell office:value-type="float" office:value="0.000274739">
            <text:p>0.0002747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5222">
            <text:p>0.000265222</text:p>
          </table:table-cell>
          <table:table-cell office:value-type="float" office:value="0.000134788">
            <text:p>0.000134788</text:p>
          </table:table-cell>
          <table:table-cell office:value-type="float" office:value="0.000240699">
            <text:p>0.0002406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975">
            <text:p>0.000261975</text:p>
          </table:table-cell>
          <table:table-cell office:value-type="float" office:value="0.000134064">
            <text:p>0.000134064</text:p>
          </table:table-cell>
          <table:table-cell office:value-type="float" office:value="0.00101978">
            <text:p>0.001019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062">
            <text:p>0.000261062</text:p>
          </table:table-cell>
          <table:table-cell office:value-type="float" office:value="0.000138434">
            <text:p>0.000138434</text:p>
          </table:table-cell>
          <table:table-cell office:value-type="float" office:value="0.000276159">
            <text:p>0.0002761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874">
            <text:p>0.000260874</text:p>
          </table:table-cell>
          <table:table-cell office:value-type="float" office:value="0.000136446">
            <text:p>0.000136446</text:p>
          </table:table-cell>
          <table:table-cell office:value-type="float" office:value="0.000268876">
            <text:p>0.0002688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538">
            <text:p>0.000273538</text:p>
          </table:table-cell>
          <table:table-cell office:value-type="float" office:value="0.000137265">
            <text:p>0.000137265</text:p>
          </table:table-cell>
          <table:table-cell office:value-type="float" office:value="0.00028638">
            <text:p>0.000286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7522">
            <text:p>0.000267522</text:p>
          </table:table-cell>
          <table:table-cell office:value-type="float" office:value="0.000136413">
            <text:p>0.000136413</text:p>
          </table:table-cell>
          <table:table-cell office:value-type="float" office:value="0.000287795">
            <text:p>0.0002877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603">
            <text:p>0.000261603</text:p>
          </table:table-cell>
          <table:table-cell office:value-type="float" office:value="0.00013479">
            <text:p>0.00013479</text:p>
          </table:table-cell>
          <table:table-cell office:value-type="float" office:value="0.000287423">
            <text:p>0.0002874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783">
            <text:p>0.000260783</text:p>
          </table:table-cell>
          <table:table-cell office:value-type="float" office:value="0.000042441">
            <text:p>0.000042441</text:p>
          </table:table-cell>
          <table:table-cell office:value-type="float" office:value="0.000000024">
            <text:p>0.0000000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0745">
            <text:p>0.000270745</text:p>
          </table:table-cell>
          <table:table-cell office:value-type="float" office:value="0.000140867">
            <text:p>0.000140867</text:p>
          </table:table-cell>
          <table:table-cell office:value-type="float" office:value="0.00028235">
            <text:p>0.000282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543">
            <text:p>0.000273543</text:p>
          </table:table-cell>
          <table:table-cell office:value-type="float" office:value="0.000138315">
            <text:p>0.000138315</text:p>
          </table:table-cell>
          <table:table-cell office:value-type="float" office:value="0.000287519">
            <text:p>0.0002875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759">
            <text:p>0.000260759</text:p>
          </table:table-cell>
          <table:table-cell office:value-type="float" office:value="0.000139356">
            <text:p>0.000139356</text:p>
          </table:table-cell>
          <table:table-cell office:value-type="float" office:value="0.00027176">
            <text:p>0.000271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364">
            <text:p>0.000261364</text:p>
          </table:table-cell>
          <table:table-cell office:value-type="float" office:value="0.000777329">
            <text:p>0.000777329</text:p>
          </table:table-cell>
          <table:table-cell office:value-type="float" office:value="0.000349038">
            <text:p>0.0003490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3871">
            <text:p>0.000273871</text:p>
          </table:table-cell>
          <table:table-cell office:value-type="float" office:value="0.000135585">
            <text:p>0.000135585</text:p>
          </table:table-cell>
          <table:table-cell office:value-type="float" office:value="0.000287123">
            <text:p>0.00028712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482">
            <text:p>0.000261482</text:p>
          </table:table-cell>
          <table:table-cell office:value-type="float" office:value="0.0001346">
            <text:p>0.0001346</text:p>
          </table:table-cell>
          <table:table-cell office:value-type="float" office:value="0.000282796">
            <text:p>0.0002827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0622">
            <text:p>0.000260622</text:p>
          </table:table-cell>
          <table:table-cell/>
          <table:table-cell office:value-type="float" office:value="0.000220895">
            <text:p>0.0002208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5565">
            <text:p>0.000265565</text:p>
          </table:table-cell>
          <table:table-cell office:value-type="float" office:value="0.000132731">
            <text:p>0.000132731</text:p>
          </table:table-cell>
          <table:table-cell office:value-type="float" office:value="0.000276157">
            <text:p>0.0002761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7009">
            <text:p>0.000267009</text:p>
          </table:table-cell>
          <table:table-cell office:value-type="float" office:value="0.000136835">
            <text:p>0.000136835</text:p>
          </table:table-cell>
          <table:table-cell office:value-type="float" office:value="0.000281417">
            <text:p>0.0002814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177">
            <text:p>0.000268177</text:p>
          </table:table-cell>
          <table:table-cell office:value-type="float" office:value="0.000145664">
            <text:p>0.000145664</text:p>
          </table:table-cell>
          <table:table-cell office:value-type="float" office:value="0.000282579">
            <text:p>0.0002825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90443">
            <text:p>0.000090443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601">
            <text:p>0.000266601</text:p>
          </table:table-cell>
          <table:table-cell office:value-type="float" office:value="0.000134834">
            <text:p>0.000134834</text:p>
          </table:table-cell>
          <table:table-cell office:value-type="float" office:value="0.000269636">
            <text:p>0.0002696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87318">
            <text:p>0.000387318</text:p>
          </table:table-cell>
          <table:table-cell office:value-type="float" office:value="0.000133475">
            <text:p>0.000133475</text:p>
          </table:table-cell>
          <table:table-cell office:value-type="float" office:value="0.000279104">
            <text:p>0.0002791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8255">
            <text:p>0.000268255</text:p>
          </table:table-cell>
          <table:table-cell office:value-type="float" office:value="0.000003734">
            <text:p>0.000003734</text:p>
          </table:table-cell>
          <table:table-cell office:value-type="float" office:value="0.000283435">
            <text:p>0.00028343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81831">
            <text:p>0.000281831</text:p>
          </table:table-cell>
          <table:table-cell office:value-type="float" office:value="0.000134377">
            <text:p>0.000134377</text:p>
          </table:table-cell>
          <table:table-cell office:value-type="float" office:value="0.000271276">
            <text:p>0.0002712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323">
            <text:p>0.000266323</text:p>
          </table:table-cell>
          <table:table-cell office:value-type="float" office:value="0.000134923">
            <text:p>0.000134923</text:p>
          </table:table-cell>
          <table:table-cell office:value-type="float" office:value="0.000275227">
            <text:p>0.0002752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75023">
            <text:p>0.000275023</text:p>
          </table:table-cell>
          <table:table-cell office:value-type="float" office:value="0.000136366">
            <text:p>0.000136366</text:p>
          </table:table-cell>
          <table:table-cell office:value-type="float" office:value="0.000281644">
            <text:p>0.0002816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037284">
            <text:p>0.000037284</text:p>
          </table:table-cell>
          <table:table-cell office:value-type="float" office:value="0.000135843">
            <text:p>0.000135843</text:p>
          </table:table-cell>
          <table:table-cell office:value-type="float" office:value="0.000280691">
            <text:p>0.0002806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1022">
            <text:p>0.000261022</text:p>
          </table:table-cell>
          <table:table-cell office:value-type="float" office:value="0.000139704">
            <text:p>0.000139704</text:p>
          </table:table-cell>
          <table:table-cell office:value-type="float" office:value="0.000270704">
            <text:p>0.0002707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469">
            <text:p>0.000266469</text:p>
          </table:table-cell>
          <table:table-cell office:value-type="float" office:value="0.000135405">
            <text:p>0.000135405</text:p>
          </table:table-cell>
          <table:table-cell office:value-type="float" office:value="0.000269924">
            <text:p>0.0002699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266012">
            <text:p>0.000266012</text:p>
          </table:table-cell>
          <table:table-cell office:value-type="float" office:value="0.000135174">
            <text:p>0.000135174</text:p>
          </table:table-cell>
          <table:table-cell office:value-type="float" office:value="0.000269379">
            <text:p>0.0002693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float" office:value="0.000135426">
            <text:p>0.000135426</text:p>
          </table:table-cell>
          <table:table-cell office:value-type="float" office:value="0.000279528">
            <text:p>0.0002795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3536">
            <text:p>0.00343536</text:p>
          </table:table-cell>
          <table:table-cell office:value-type="float" office:value="0.00179698">
            <text:p>0.00179698</text:p>
          </table:table-cell>
          <table:table-cell office:value-type="float" office:value="0.00291564">
            <text:p>0.002915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0802">
            <text:p>0.00320802</text:p>
          </table:table-cell>
          <table:table-cell office:value-type="float" office:value="0.00198704">
            <text:p>0.00198704</text:p>
          </table:table-cell>
          <table:table-cell office:value-type="float" office:value="0.00323072">
            <text:p>0.003230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1325">
            <text:p>0.00341325</text:p>
          </table:table-cell>
          <table:table-cell office:value-type="float" office:value="0.00159057">
            <text:p>0.00159057</text:p>
          </table:table-cell>
          <table:table-cell office:value-type="float" office:value="0.00415978">
            <text:p>0.004159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70226">
            <text:p>0.00270226</text:p>
          </table:table-cell>
          <table:table-cell office:value-type="float" office:value="0.00277496">
            <text:p>0.00277496</text:p>
          </table:table-cell>
          <table:table-cell office:value-type="float" office:value="0.00328784">
            <text:p>0.003287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7085">
            <text:p>0.00337085</text:p>
          </table:table-cell>
          <table:table-cell office:value-type="float" office:value="0.00181521">
            <text:p>0.00181521</text:p>
          </table:table-cell>
          <table:table-cell office:value-type="float" office:value="0.00297144">
            <text:p>0.002971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0988">
            <text:p>0.00330988</text:p>
          </table:table-cell>
          <table:table-cell office:value-type="float" office:value="0.0019573">
            <text:p>0.0019573</text:p>
          </table:table-cell>
          <table:table-cell office:value-type="float" office:value="0.00265973">
            <text:p>0.002659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1972">
            <text:p>0.00341972</text:p>
          </table:table-cell>
          <table:table-cell office:value-type="float" office:value="0.00177327">
            <text:p>0.00177327</text:p>
          </table:table-cell>
          <table:table-cell office:value-type="float" office:value="0.00299693">
            <text:p>0.002996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5489">
            <text:p>0.00295489</text:p>
          </table:table-cell>
          <table:table-cell office:value-type="float" office:value="0.00126657">
            <text:p>0.00126657</text:p>
          </table:table-cell>
          <table:table-cell office:value-type="float" office:value="0.00409948">
            <text:p>0.004099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0621">
            <text:p>0.00330621</text:p>
          </table:table-cell>
          <table:table-cell office:value-type="float" office:value="0.00277372">
            <text:p>0.00277372</text:p>
          </table:table-cell>
          <table:table-cell office:value-type="float" office:value="0.00357194">
            <text:p>0.003571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97">
            <text:p>0.0039397</text:p>
          </table:table-cell>
          <table:table-cell office:value-type="float" office:value="0.00182991">
            <text:p>0.00182991</text:p>
          </table:table-cell>
          <table:table-cell office:value-type="float" office:value="0.0034193">
            <text:p>0.00341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884">
            <text:p>0.0031884</text:p>
          </table:table-cell>
          <table:table-cell office:value-type="float" office:value="0.00174368">
            <text:p>0.00174368</text:p>
          </table:table-cell>
          <table:table-cell office:value-type="float" office:value="0.00321031">
            <text:p>0.0032103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6827">
            <text:p>0.00386827</text:p>
          </table:table-cell>
          <table:table-cell office:value-type="float" office:value="0.00129888">
            <text:p>0.00129888</text:p>
          </table:table-cell>
          <table:table-cell office:value-type="float" office:value="0.00372958">
            <text:p>0.003729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47731">
            <text:p>0.00347731</text:p>
          </table:table-cell>
          <table:table-cell office:value-type="float" office:value="0.00161872">
            <text:p>0.00161872</text:p>
          </table:table-cell>
          <table:table-cell office:value-type="float" office:value="0.00355934">
            <text:p>0.0035593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2197">
            <text:p>0.00312197</text:p>
          </table:table-cell>
          <table:table-cell office:value-type="float" office:value="0.00181401">
            <text:p>0.00181401</text:p>
          </table:table-cell>
          <table:table-cell office:value-type="float" office:value="0.00376393">
            <text:p>0.003763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6529">
            <text:p>0.00336529</text:p>
          </table:table-cell>
          <table:table-cell office:value-type="float" office:value="0.00178333">
            <text:p>0.00178333</text:p>
          </table:table-cell>
          <table:table-cell office:value-type="float" office:value="0.0033475">
            <text:p>0.00334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8673">
            <text:p>0.00368673</text:p>
          </table:table-cell>
          <table:table-cell office:value-type="float" office:value="0.00187865">
            <text:p>0.00187865</text:p>
          </table:table-cell>
          <table:table-cell office:value-type="float" office:value="0.00324182">
            <text:p>0.003241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38449">
            <text:p>0.00338449</text:p>
          </table:table-cell>
          <table:table-cell office:value-type="float" office:value="0.00179737">
            <text:p>0.00179737</text:p>
          </table:table-cell>
          <table:table-cell office:value-type="float" office:value="0.00317202">
            <text:p>0.0031720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6345">
            <text:p>0.00326345</text:p>
          </table:table-cell>
          <table:table-cell office:value-type="float" office:value="0.0020565">
            <text:p>0.0020565</text:p>
          </table:table-cell>
          <table:table-cell office:value-type="float" office:value="0.00317973">
            <text:p>0.003179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9892">
            <text:p>0.00319892</text:p>
          </table:table-cell>
          <table:table-cell office:value-type="float" office:value="0.00198107">
            <text:p>0.00198107</text:p>
          </table:table-cell>
          <table:table-cell office:value-type="float" office:value="0.00332242">
            <text:p>0.0033224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40087">
            <text:p>0.00440087</text:p>
          </table:table-cell>
          <table:table-cell office:value-type="float" office:value="0.00190088">
            <text:p>0.00190088</text:p>
          </table:table-cell>
          <table:table-cell office:value-type="float" office:value="0.00320747">
            <text:p>0.0032074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5684">
            <text:p>0.00295684</text:p>
          </table:table-cell>
          <table:table-cell office:value-type="float" office:value="0.00203278">
            <text:p>0.00203278</text:p>
          </table:table-cell>
          <table:table-cell office:value-type="float" office:value="0.00351584">
            <text:p>0.003515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1545">
            <text:p>0.00321545</text:p>
          </table:table-cell>
          <table:table-cell office:value-type="float" office:value="0.00178694">
            <text:p>0.00178694</text:p>
          </table:table-cell>
          <table:table-cell office:value-type="float" office:value="0.00350685">
            <text:p>0.003506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6477">
            <text:p>0.00376477</text:p>
          </table:table-cell>
          <table:table-cell office:value-type="float" office:value="0.0017591">
            <text:p>0.0017591</text:p>
          </table:table-cell>
          <table:table-cell office:value-type="float" office:value="0.00335922">
            <text:p>0.003359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52715">
            <text:p>0.00352715</text:p>
          </table:table-cell>
          <table:table-cell office:value-type="float" office:value="0.00178948">
            <text:p>0.00178948</text:p>
          </table:table-cell>
          <table:table-cell office:value-type="float" office:value="0.00377017">
            <text:p>0.003770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58469">
            <text:p>0.00358469</text:p>
          </table:table-cell>
          <table:table-cell office:value-type="float" office:value="0.00176217">
            <text:p>0.00176217</text:p>
          </table:table-cell>
          <table:table-cell office:value-type="float" office:value="0.00302628">
            <text:p>0.0030262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8803">
            <text:p>0.00328803</text:p>
          </table:table-cell>
          <table:table-cell office:value-type="float" office:value="0.00236747">
            <text:p>0.00236747</text:p>
          </table:table-cell>
          <table:table-cell office:value-type="float" office:value="0.00343875">
            <text:p>0.003438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51846">
            <text:p>0.00451846</text:p>
          </table:table-cell>
          <table:table-cell office:value-type="float" office:value="0.00171477">
            <text:p>0.00171477</text:p>
          </table:table-cell>
          <table:table-cell office:value-type="float" office:value="0.00336658">
            <text:p>0.003366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00162">
            <text:p>0.00400162</text:p>
          </table:table-cell>
          <table:table-cell office:value-type="float" office:value="0.00178212">
            <text:p>0.00178212</text:p>
          </table:table-cell>
          <table:table-cell office:value-type="float" office:value="0.0033879">
            <text:p>0.00338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9477">
            <text:p>0.00389477</text:p>
          </table:table-cell>
          <table:table-cell office:value-type="float" office:value="0.00169788">
            <text:p>0.00169788</text:p>
          </table:table-cell>
          <table:table-cell office:value-type="float" office:value="0.00301048">
            <text:p>0.003010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924">
            <text:p>0.00393924</text:p>
          </table:table-cell>
          <table:table-cell office:value-type="float" office:value="0.00124143">
            <text:p>0.00124143</text:p>
          </table:table-cell>
          <table:table-cell office:value-type="float" office:value="0.0035615">
            <text:p>0.00356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9432">
            <text:p>0.00319432</text:p>
          </table:table-cell>
          <table:table-cell office:value-type="float" office:value="0.00200919">
            <text:p>0.00200919</text:p>
          </table:table-cell>
          <table:table-cell office:value-type="float" office:value="0.00389324">
            <text:p>0.003893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92669">
            <text:p>0.00292669</text:p>
          </table:table-cell>
          <table:table-cell office:value-type="float" office:value="0.0019956">
            <text:p>0.0019956</text:p>
          </table:table-cell>
          <table:table-cell office:value-type="float" office:value="0.00370888">
            <text:p>0.0037088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1339">
            <text:p>0.00391339</text:p>
          </table:table-cell>
          <table:table-cell office:value-type="float" office:value="0.00192192">
            <text:p>0.00192192</text:p>
          </table:table-cell>
          <table:table-cell office:value-type="float" office:value="0.00311783">
            <text:p>0.003117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7759">
            <text:p>0.00317759</text:p>
          </table:table-cell>
          <table:table-cell office:value-type="float" office:value="0.00178763">
            <text:p>0.00178763</text:p>
          </table:table-cell>
          <table:table-cell office:value-type="float" office:value="0.00371243">
            <text:p>0.003712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3336">
            <text:p>0.00393336</text:p>
          </table:table-cell>
          <table:table-cell office:value-type="float" office:value="0.00177129">
            <text:p>0.00177129</text:p>
          </table:table-cell>
          <table:table-cell office:value-type="float" office:value="0.00350455">
            <text:p>0.003504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2594">
            <text:p>0.00312594</text:p>
          </table:table-cell>
          <table:table-cell office:value-type="float" office:value="0.00185563">
            <text:p>0.00185563</text:p>
          </table:table-cell>
          <table:table-cell office:value-type="float" office:value="0.00355368">
            <text:p>0.003553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16398">
            <text:p>0.00316398</text:p>
          </table:table-cell>
          <table:table-cell office:value-type="float" office:value="0.0017805">
            <text:p>0.0017805</text:p>
          </table:table-cell>
          <table:table-cell office:value-type="float" office:value="0.00353687">
            <text:p>0.0035368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2514">
            <text:p>0.00392514</text:p>
          </table:table-cell>
          <table:table-cell office:value-type="float" office:value="0.00126473">
            <text:p>0.00126473</text:p>
          </table:table-cell>
          <table:table-cell office:value-type="float" office:value="0.00389368">
            <text:p>0.003893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05185">
            <text:p>0.00305185</text:p>
          </table:table-cell>
          <table:table-cell office:value-type="float" office:value="0.00172234">
            <text:p>0.00172234</text:p>
          </table:table-cell>
          <table:table-cell office:value-type="float" office:value="0.00385707">
            <text:p>0.003857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8445">
            <text:p>0.00328445</text:p>
          </table:table-cell>
          <table:table-cell office:value-type="float" office:value="0.00209222">
            <text:p>0.00209222</text:p>
          </table:table-cell>
          <table:table-cell office:value-type="float" office:value="0.00320206">
            <text:p>0.003202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72218">
            <text:p>0.00272218</text:p>
          </table:table-cell>
          <table:table-cell office:value-type="float" office:value="0.00159461">
            <text:p>0.00159461</text:p>
          </table:table-cell>
          <table:table-cell office:value-type="float" office:value="0.00411268">
            <text:p>0.004112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4043">
            <text:p>0.00364043</text:p>
          </table:table-cell>
          <table:table-cell office:value-type="float" office:value="0.00155802">
            <text:p>0.00155802</text:p>
          </table:table-cell>
          <table:table-cell office:value-type="float" office:value="0.00357561">
            <text:p>0.003575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96062">
            <text:p>0.00396062</text:p>
          </table:table-cell>
          <table:table-cell office:value-type="float" office:value="0.00177934">
            <text:p>0.00177934</text:p>
          </table:table-cell>
          <table:table-cell office:value-type="float" office:value="0.00345984">
            <text:p>0.003459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66398">
            <text:p>0.00366398</text:p>
          </table:table-cell>
          <table:table-cell office:value-type="float" office:value="0.00151766">
            <text:p>0.00151766</text:p>
          </table:table-cell>
          <table:table-cell office:value-type="float" office:value="0.00301758">
            <text:p>0.003017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3256">
            <text:p>0.00373256</text:p>
          </table:table-cell>
          <table:table-cell office:value-type="float" office:value="0.00178388">
            <text:p>0.00178388</text:p>
          </table:table-cell>
          <table:table-cell office:value-type="float" office:value="0.00343865">
            <text:p>0.003438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2078">
            <text:p>0.00382078</text:p>
          </table:table-cell>
          <table:table-cell office:value-type="float" office:value="0.000855532">
            <text:p>0.000855532</text:p>
          </table:table-cell>
          <table:table-cell office:value-type="float" office:value="0.00450922">
            <text:p>0.004509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20108">
            <text:p>0.00320108</text:p>
          </table:table-cell>
          <table:table-cell office:value-type="float" office:value="0.00190168">
            <text:p>0.00190168</text:p>
          </table:table-cell>
          <table:table-cell office:value-type="float" office:value="0.00365824">
            <text:p>0.003658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79118">
            <text:p>0.00379118</text:p>
          </table:table-cell>
          <table:table-cell office:value-type="float" office:value="0.00165958">
            <text:p>0.00165958</text:p>
          </table:table-cell>
          <table:table-cell office:value-type="float" office:value="0.00348062">
            <text:p>0.003480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40119">
            <text:p>0.0040119</text:p>
          </table:table-cell>
          <table:table-cell office:value-type="float" office:value="0.00174796">
            <text:p>0.00174796</text:p>
          </table:table-cell>
          <table:table-cell office:value-type="float" office:value="0.00319066">
            <text:p>0.0031906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26925">
            <text:p>0.0026925</text:p>
          </table:table-cell>
          <table:table-cell office:value-type="float" office:value="0.00232684">
            <text:p>0.00232684</text:p>
          </table:table-cell>
          <table:table-cell office:value-type="float" office:value="0.00336726">
            <text:p>0.003367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1237">
            <text:p>0.0421237</text:p>
          </table:table-cell>
          <table:table-cell office:value-type="float" office:value="0.0239654">
            <text:p>0.0239654</text:p>
          </table:table-cell>
          <table:table-cell office:value-type="float" office:value="0.0411698">
            <text:p>0.041169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379">
            <text:p>0.0411379</text:p>
          </table:table-cell>
          <table:table-cell office:value-type="float" office:value="0.0242814">
            <text:p>0.0242814</text:p>
          </table:table-cell>
          <table:table-cell office:value-type="float" office:value="0.0409598">
            <text:p>0.040959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616">
            <text:p>0.0416616</text:p>
          </table:table-cell>
          <table:table-cell office:value-type="float" office:value="0.0233234">
            <text:p>0.0233234</text:p>
          </table:table-cell>
          <table:table-cell office:value-type="float" office:value="0.0415169">
            <text:p>0.041516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323">
            <text:p>0.0418323</text:p>
          </table:table-cell>
          <table:table-cell office:value-type="float" office:value="0.023833">
            <text:p>0.023833</text:p>
          </table:table-cell>
          <table:table-cell office:value-type="float" office:value="0.0401378">
            <text:p>0.04013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5351">
            <text:p>0.0405351</text:p>
          </table:table-cell>
          <table:table-cell office:value-type="float" office:value="0.0261589">
            <text:p>0.0261589</text:p>
          </table:table-cell>
          <table:table-cell office:value-type="float" office:value="0.0420552">
            <text:p>0.042055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4125">
            <text:p>0.0414125</text:p>
          </table:table-cell>
          <table:table-cell office:value-type="float" office:value="0.0235081">
            <text:p>0.0235081</text:p>
          </table:table-cell>
          <table:table-cell office:value-type="float" office:value="0.0408761">
            <text:p>0.04087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1878">
            <text:p>0.0401878</text:p>
          </table:table-cell>
          <table:table-cell office:value-type="float" office:value="0.0254491">
            <text:p>0.0254491</text:p>
          </table:table-cell>
          <table:table-cell office:value-type="float" office:value="0.0417116">
            <text:p>0.04171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93">
            <text:p>0.041893</text:p>
          </table:table-cell>
          <table:table-cell office:value-type="float" office:value="0.0232629">
            <text:p>0.0232629</text:p>
          </table:table-cell>
          <table:table-cell office:value-type="float" office:value="0.0413176">
            <text:p>0.04131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24">
            <text:p>0.041124</text:p>
          </table:table-cell>
          <table:table-cell office:value-type="float" office:value="0.0243035">
            <text:p>0.0243035</text:p>
          </table:table-cell>
          <table:table-cell office:value-type="float" office:value="0.0404616">
            <text:p>0.04046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992">
            <text:p>0.0410992</text:p>
          </table:table-cell>
          <table:table-cell office:value-type="float" office:value="0.0241467">
            <text:p>0.0241467</text:p>
          </table:table-cell>
          <table:table-cell office:value-type="float" office:value="0.0409224">
            <text:p>0.04092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5562">
            <text:p>0.0425562</text:p>
          </table:table-cell>
          <table:table-cell office:value-type="float" office:value="0.0241605">
            <text:p>0.0241605</text:p>
          </table:table-cell>
          <table:table-cell office:value-type="float" office:value="0.0410396">
            <text:p>0.04103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918">
            <text:p>0.0410918</text:p>
          </table:table-cell>
          <table:table-cell office:value-type="float" office:value="0.0250633">
            <text:p>0.0250633</text:p>
          </table:table-cell>
          <table:table-cell office:value-type="float" office:value="0.0407214">
            <text:p>0.040721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978">
            <text:p>0.0407978</text:p>
          </table:table-cell>
          <table:table-cell office:value-type="float" office:value="0.0238338">
            <text:p>0.0238338</text:p>
          </table:table-cell>
          <table:table-cell office:value-type="float" office:value="0.0413233">
            <text:p>0.04132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0816">
            <text:p>0.0420816</text:p>
          </table:table-cell>
          <table:table-cell office:value-type="float" office:value="0.0250409">
            <text:p>0.0250409</text:p>
          </table:table-cell>
          <table:table-cell office:value-type="float" office:value="0.0407439">
            <text:p>0.04074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7474">
            <text:p>0.0427474</text:p>
          </table:table-cell>
          <table:table-cell office:value-type="float" office:value="0.0252925">
            <text:p>0.0252925</text:p>
          </table:table-cell>
          <table:table-cell office:value-type="float" office:value="0.0413604">
            <text:p>0.04136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3398">
            <text:p>0.0413398</text:p>
          </table:table-cell>
          <table:table-cell office:value-type="float" office:value="0.0237939">
            <text:p>0.0237939</text:p>
          </table:table-cell>
          <table:table-cell office:value-type="float" office:value="0.0414033">
            <text:p>0.04140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31">
            <text:p>0.040931</text:p>
          </table:table-cell>
          <table:table-cell office:value-type="float" office:value="0.0242669">
            <text:p>0.0242669</text:p>
          </table:table-cell>
          <table:table-cell office:value-type="float" office:value="0.0417889">
            <text:p>0.041788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747">
            <text:p>0.0416747</text:p>
          </table:table-cell>
          <table:table-cell office:value-type="float" office:value="0.0239986">
            <text:p>0.0239986</text:p>
          </table:table-cell>
          <table:table-cell office:value-type="float" office:value="0.0410732">
            <text:p>0.04107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038">
            <text:p>0.0409038</text:p>
          </table:table-cell>
          <table:table-cell office:value-type="float" office:value="0.0248334">
            <text:p>0.0248334</text:p>
          </table:table-cell>
          <table:table-cell office:value-type="float" office:value="0.0403616">
            <text:p>0.040361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2388">
            <text:p>0.0412388</text:p>
          </table:table-cell>
          <table:table-cell office:value-type="float" office:value="0.0231933">
            <text:p>0.0231933</text:p>
          </table:table-cell>
          <table:table-cell office:value-type="float" office:value="0.0416299">
            <text:p>0.04162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9358">
            <text:p>0.0429358</text:p>
          </table:table-cell>
          <table:table-cell office:value-type="float" office:value="0.0255031">
            <text:p>0.0255031</text:p>
          </table:table-cell>
          <table:table-cell office:value-type="float" office:value="0.0401876">
            <text:p>0.040187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984">
            <text:p>0.0406984</text:p>
          </table:table-cell>
          <table:table-cell office:value-type="float" office:value="0.0245005">
            <text:p>0.0245005</text:p>
          </table:table-cell>
          <table:table-cell office:value-type="float" office:value="0.0406561">
            <text:p>0.04065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9648">
            <text:p>0.0419648</text:p>
          </table:table-cell>
          <table:table-cell office:value-type="float" office:value="0.0238951">
            <text:p>0.0238951</text:p>
          </table:table-cell>
          <table:table-cell office:value-type="float" office:value="0.0405083">
            <text:p>0.04050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737">
            <text:p>0.0411737</text:p>
          </table:table-cell>
          <table:table-cell office:value-type="float" office:value="0.0265326">
            <text:p>0.0265326</text:p>
          </table:table-cell>
          <table:table-cell office:value-type="float" office:value="0.0406891">
            <text:p>0.04068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8863">
            <text:p>0.0408863</text:p>
          </table:table-cell>
          <table:table-cell office:value-type="float" office:value="0.0235018">
            <text:p>0.0235018</text:p>
          </table:table-cell>
          <table:table-cell office:value-type="float" office:value="0.0403475">
            <text:p>0.040347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332">
            <text:p>0.0407332</text:p>
          </table:table-cell>
          <table:table-cell office:value-type="float" office:value="0.0237884">
            <text:p>0.0237884</text:p>
          </table:table-cell>
          <table:table-cell office:value-type="float" office:value="0.0405565">
            <text:p>0.04055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3756">
            <text:p>0.0403756</text:p>
          </table:table-cell>
          <table:table-cell office:value-type="float" office:value="0.0239872">
            <text:p>0.0239872</text:p>
          </table:table-cell>
          <table:table-cell office:value-type="float" office:value="0.0417524">
            <text:p>0.041752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078">
            <text:p>0.0415078</text:p>
          </table:table-cell>
          <table:table-cell office:value-type="float" office:value="0.024779">
            <text:p>0.024779</text:p>
          </table:table-cell>
          <table:table-cell office:value-type="float" office:value="0.0410763">
            <text:p>0.04107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4191">
            <text:p>0.0404191</text:p>
          </table:table-cell>
          <table:table-cell office:value-type="float" office:value="0.0239841">
            <text:p>0.0239841</text:p>
          </table:table-cell>
          <table:table-cell office:value-type="float" office:value="0.0418263">
            <text:p>0.04182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6756">
            <text:p>0.0416756</text:p>
          </table:table-cell>
          <table:table-cell office:value-type="float" office:value="0.0234252">
            <text:p>0.0234252</text:p>
          </table:table-cell>
          <table:table-cell office:value-type="float" office:value="0.0411351">
            <text:p>0.041135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9452">
            <text:p>0.0419452</text:p>
          </table:table-cell>
          <table:table-cell office:value-type="float" office:value="0.0243761">
            <text:p>0.0243761</text:p>
          </table:table-cell>
          <table:table-cell office:value-type="float" office:value="0.0409543">
            <text:p>0.040954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464">
            <text:p>0.0406464</text:p>
          </table:table-cell>
          <table:table-cell office:value-type="float" office:value="0.0229133">
            <text:p>0.0229133</text:p>
          </table:table-cell>
          <table:table-cell office:value-type="float" office:value="0.0419119">
            <text:p>0.04191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1326">
            <text:p>0.0411326</text:p>
          </table:table-cell>
          <table:table-cell office:value-type="float" office:value="0.0238214">
            <text:p>0.0238214</text:p>
          </table:table-cell>
          <table:table-cell office:value-type="float" office:value="0.0391415">
            <text:p>0.039141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15">
            <text:p>0.040615</text:p>
          </table:table-cell>
          <table:table-cell office:value-type="float" office:value="0.0231679">
            <text:p>0.0231679</text:p>
          </table:table-cell>
          <table:table-cell office:value-type="float" office:value="0.0415449">
            <text:p>0.041544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55">
            <text:p>0.041855</text:p>
          </table:table-cell>
          <table:table-cell office:value-type="float" office:value="0.0245315">
            <text:p>0.0245315</text:p>
          </table:table-cell>
          <table:table-cell office:value-type="float" office:value="0.0402101">
            <text:p>0.04021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262">
            <text:p>0.0407262</text:p>
          </table:table-cell>
          <table:table-cell office:value-type="float" office:value="0.0243589">
            <text:p>0.0243589</text:p>
          </table:table-cell>
          <table:table-cell office:value-type="float" office:value="0.0404919">
            <text:p>0.040491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8844">
            <text:p>0.0418844</text:p>
          </table:table-cell>
          <table:table-cell office:value-type="float" office:value="0.0235946">
            <text:p>0.0235946</text:p>
          </table:table-cell>
          <table:table-cell office:value-type="float" office:value="0.0404326">
            <text:p>0.04043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6361">
            <text:p>0.0406361</text:p>
          </table:table-cell>
          <table:table-cell office:value-type="float" office:value="0.0245044">
            <text:p>0.0245044</text:p>
          </table:table-cell>
          <table:table-cell office:value-type="float" office:value="0.040771">
            <text:p>0.0407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958">
            <text:p>0.0415958</text:p>
          </table:table-cell>
          <table:table-cell office:value-type="float" office:value="0.0239449">
            <text:p>0.0239449</text:p>
          </table:table-cell>
          <table:table-cell office:value-type="float" office:value="0.0410852">
            <text:p>0.041085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7028">
            <text:p>0.0407028</text:p>
          </table:table-cell>
          <table:table-cell office:value-type="float" office:value="0.0240727">
            <text:p>0.0240727</text:p>
          </table:table-cell>
          <table:table-cell office:value-type="float" office:value="0.0408886">
            <text:p>0.040888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421">
            <text:p>0.041421</text:p>
          </table:table-cell>
          <table:table-cell office:value-type="float" office:value="0.0238711">
            <text:p>0.0238711</text:p>
          </table:table-cell>
          <table:table-cell office:value-type="float" office:value="0.0405863">
            <text:p>0.04058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30932">
            <text:p>0.0430932</text:p>
          </table:table-cell>
          <table:table-cell office:value-type="float" office:value="0.023868">
            <text:p>0.023868</text:p>
          </table:table-cell>
          <table:table-cell office:value-type="float" office:value="0.04155">
            <text:p>0.041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20653">
            <text:p>0.0420653</text:p>
          </table:table-cell>
          <table:table-cell office:value-type="float" office:value="0.0234975">
            <text:p>0.0234975</text:p>
          </table:table-cell>
          <table:table-cell office:value-type="float" office:value="0.0419707">
            <text:p>0.041970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0178">
            <text:p>0.0410178</text:p>
          </table:table-cell>
          <table:table-cell office:value-type="float" office:value="0.0230179">
            <text:p>0.0230179</text:p>
          </table:table-cell>
          <table:table-cell office:value-type="float" office:value="0.0408626">
            <text:p>0.04086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034">
            <text:p>0.040034</text:p>
          </table:table-cell>
          <table:table-cell office:value-type="float" office:value="0.0258451">
            <text:p>0.0258451</text:p>
          </table:table-cell>
          <table:table-cell office:value-type="float" office:value="0.0406667">
            <text:p>0.040666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222">
            <text:p>0.0415222</text:p>
          </table:table-cell>
          <table:table-cell office:value-type="float" office:value="0.0233667">
            <text:p>0.0233667</text:p>
          </table:table-cell>
          <table:table-cell office:value-type="float" office:value="0.0411921">
            <text:p>0.04119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558">
            <text:p>0.0415558</text:p>
          </table:table-cell>
          <table:table-cell office:value-type="float" office:value="0.0236332">
            <text:p>0.0236332</text:p>
          </table:table-cell>
          <table:table-cell office:value-type="float" office:value="0.0403504">
            <text:p>0.04035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09247">
            <text:p>0.0409247</text:p>
          </table:table-cell>
          <table:table-cell office:value-type="float" office:value="0.0237607">
            <text:p>0.0237607</text:p>
          </table:table-cell>
          <table:table-cell office:value-type="float" office:value="0.0414873">
            <text:p>0.04148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5952">
            <text:p>0.0415952</text:p>
          </table:table-cell>
          <table:table-cell office:value-type="float" office:value="0.0256171">
            <text:p>0.0256171</text:p>
          </table:table-cell>
          <table:table-cell office:value-type="float" office:value="0.0412372">
            <text:p>0.04123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413449">
            <text:p>0.0413449</text:p>
          </table:table-cell>
          <table:table-cell office:value-type="float" office:value="0.0247548">
            <text:p>0.0247548</text:p>
          </table:table-cell>
          <table:table-cell office:value-type="float" office:value="0.0406971">
            <text:p>0.040697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9692">
            <text:p>0.499692</text:p>
          </table:table-cell>
          <table:table-cell office:value-type="float" office:value="0.316428">
            <text:p>0.316428</text:p>
          </table:table-cell>
          <table:table-cell office:value-type="float" office:value="0.482757">
            <text:p>0.4827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28">
            <text:p>0.490828</text:p>
          </table:table-cell>
          <table:table-cell office:value-type="float" office:value="0.318369">
            <text:p>0.318369</text:p>
          </table:table-cell>
          <table:table-cell office:value-type="float" office:value="0.482988">
            <text:p>0.48298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167">
            <text:p>0.490167</text:p>
          </table:table-cell>
          <table:table-cell office:value-type="float" office:value="0.314315">
            <text:p>0.314315</text:p>
          </table:table-cell>
          <table:table-cell office:value-type="float" office:value="0.479684">
            <text:p>0.47968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025">
            <text:p>0.489025</text:p>
          </table:table-cell>
          <table:table-cell office:value-type="float" office:value="0.315863">
            <text:p>0.315863</text:p>
          </table:table-cell>
          <table:table-cell office:value-type="float" office:value="0.485201">
            <text:p>0.4852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645">
            <text:p>0.497645</text:p>
          </table:table-cell>
          <table:table-cell office:value-type="float" office:value="0.316566">
            <text:p>0.316566</text:p>
          </table:table-cell>
          <table:table-cell office:value-type="float" office:value="0.483261">
            <text:p>0.4832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766">
            <text:p>0.495766</text:p>
          </table:table-cell>
          <table:table-cell office:value-type="float" office:value="0.323021">
            <text:p>0.323021</text:p>
          </table:table-cell>
          <table:table-cell office:value-type="float" office:value="0.490544">
            <text:p>0.4905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083">
            <text:p>0.494083</text:p>
          </table:table-cell>
          <table:table-cell office:value-type="float" office:value="0.316893">
            <text:p>0.316893</text:p>
          </table:table-cell>
          <table:table-cell office:value-type="float" office:value="0.480772">
            <text:p>0.4807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577">
            <text:p>0.497577</text:p>
          </table:table-cell>
          <table:table-cell office:value-type="float" office:value="0.319519">
            <text:p>0.319519</text:p>
          </table:table-cell>
          <table:table-cell office:value-type="float" office:value="0.483356">
            <text:p>0.48335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263">
            <text:p>0.497263</text:p>
          </table:table-cell>
          <table:table-cell office:value-type="float" office:value="0.318527">
            <text:p>0.318527</text:p>
          </table:table-cell>
          <table:table-cell office:value-type="float" office:value="0.481312">
            <text:p>0.48131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965">
            <text:p>0.493965</text:p>
          </table:table-cell>
          <table:table-cell office:value-type="float" office:value="0.320766">
            <text:p>0.320766</text:p>
          </table:table-cell>
          <table:table-cell office:value-type="float" office:value="0.486461">
            <text:p>0.4864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912">
            <text:p>0.495912</text:p>
          </table:table-cell>
          <table:table-cell office:value-type="float" office:value="0.318855">
            <text:p>0.318855</text:p>
          </table:table-cell>
          <table:table-cell office:value-type="float" office:value="0.508995">
            <text:p>0.5089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5768">
            <text:p>0.495768</text:p>
          </table:table-cell>
          <table:table-cell office:value-type="float" office:value="0.316525">
            <text:p>0.316525</text:p>
          </table:table-cell>
          <table:table-cell office:value-type="float" office:value="0.481111">
            <text:p>0.48111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6809">
            <text:p>0.496809</text:p>
          </table:table-cell>
          <table:table-cell office:value-type="float" office:value="0.319368">
            <text:p>0.319368</text:p>
          </table:table-cell>
          <table:table-cell office:value-type="float" office:value="0.484379">
            <text:p>0.4843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389">
            <text:p>0.493389</text:p>
          </table:table-cell>
          <table:table-cell office:value-type="float" office:value="0.317243">
            <text:p>0.317243</text:p>
          </table:table-cell>
          <table:table-cell office:value-type="float" office:value="0.484244">
            <text:p>0.4842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847">
            <text:p>0.492847</text:p>
          </table:table-cell>
          <table:table-cell office:value-type="float" office:value="0.317782">
            <text:p>0.317782</text:p>
          </table:table-cell>
          <table:table-cell office:value-type="float" office:value="0.480736">
            <text:p>0.48073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8214">
            <text:p>0.488214</text:p>
          </table:table-cell>
          <table:table-cell office:value-type="float" office:value="0.315129">
            <text:p>0.315129</text:p>
          </table:table-cell>
          <table:table-cell office:value-type="float" office:value="0.482178">
            <text:p>0.4821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305">
            <text:p>0.492305</text:p>
          </table:table-cell>
          <table:table-cell office:value-type="float" office:value="0.313912">
            <text:p>0.313912</text:p>
          </table:table-cell>
          <table:table-cell office:value-type="float" office:value="0.483244">
            <text:p>0.4832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04">
            <text:p>0.492004</text:p>
          </table:table-cell>
          <table:table-cell office:value-type="float" office:value="0.315941">
            <text:p>0.315941</text:p>
          </table:table-cell>
          <table:table-cell office:value-type="float" office:value="0.480455">
            <text:p>0.4804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7752">
            <text:p>0.487752</text:p>
          </table:table-cell>
          <table:table-cell office:value-type="float" office:value="0.314234">
            <text:p>0.314234</text:p>
          </table:table-cell>
          <table:table-cell office:value-type="float" office:value="0.482092">
            <text:p>0.48209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641">
            <text:p>0.491641</text:p>
          </table:table-cell>
          <table:table-cell office:value-type="float" office:value="0.313777">
            <text:p>0.313777</text:p>
          </table:table-cell>
          <table:table-cell office:value-type="float" office:value="0.480464">
            <text:p>0.48046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22">
            <text:p>0.48922</text:p>
          </table:table-cell>
          <table:table-cell office:value-type="float" office:value="0.314087">
            <text:p>0.314087</text:p>
          </table:table-cell>
          <table:table-cell office:value-type="float" office:value="0.481282">
            <text:p>0.4812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702">
            <text:p>0.49702</text:p>
          </table:table-cell>
          <table:table-cell office:value-type="float" office:value="0.31754">
            <text:p>0.31754</text:p>
          </table:table-cell>
          <table:table-cell office:value-type="float" office:value="0.480195">
            <text:p>0.4801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174">
            <text:p>0.491174</text:p>
          </table:table-cell>
          <table:table-cell office:value-type="float" office:value="0.314041">
            <text:p>0.314041</text:p>
          </table:table-cell>
          <table:table-cell office:value-type="float" office:value="0.483121">
            <text:p>0.4831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05">
            <text:p>0.49105</text:p>
          </table:table-cell>
          <table:table-cell office:value-type="float" office:value="0.318726">
            <text:p>0.318726</text:p>
          </table:table-cell>
          <table:table-cell office:value-type="float" office:value="0.483406">
            <text:p>0.4834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1">
            <text:p>0.49201</text:p>
          </table:table-cell>
          <table:table-cell office:value-type="float" office:value="0.314968">
            <text:p>0.314968</text:p>
          </table:table-cell>
          <table:table-cell office:value-type="float" office:value="0.480827">
            <text:p>0.4808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127">
            <text:p>0.492127</text:p>
          </table:table-cell>
          <table:table-cell office:value-type="float" office:value="0.316519">
            <text:p>0.316519</text:p>
          </table:table-cell>
          <table:table-cell office:value-type="float" office:value="0.482832">
            <text:p>0.4828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278">
            <text:p>0.493278</text:p>
          </table:table-cell>
          <table:table-cell office:value-type="float" office:value="0.31485">
            <text:p>0.31485</text:p>
          </table:table-cell>
          <table:table-cell office:value-type="float" office:value="0.484883">
            <text:p>0.4848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06626">
            <text:p>0.506626</text:p>
          </table:table-cell>
          <table:table-cell office:value-type="float" office:value="0.322515">
            <text:p>0.322515</text:p>
          </table:table-cell>
          <table:table-cell office:value-type="float" office:value="0.488178">
            <text:p>0.48817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464">
            <text:p>0.494464</text:p>
          </table:table-cell>
          <table:table-cell office:value-type="float" office:value="0.31579">
            <text:p>0.31579</text:p>
          </table:table-cell>
          <table:table-cell office:value-type="float" office:value="0.482462">
            <text:p>0.48246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1515">
            <text:p>0.491515</text:p>
          </table:table-cell>
          <table:table-cell office:value-type="float" office:value="0.314776">
            <text:p>0.314776</text:p>
          </table:table-cell>
          <table:table-cell office:value-type="float" office:value="0.482541">
            <text:p>0.48254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642">
            <text:p>0.494642</text:p>
          </table:table-cell>
          <table:table-cell office:value-type="float" office:value="0.315781">
            <text:p>0.315781</text:p>
          </table:table-cell>
          <table:table-cell office:value-type="float" office:value="0.48244">
            <text:p>0.4824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8595">
            <text:p>0.488595</text:p>
          </table:table-cell>
          <table:table-cell office:value-type="float" office:value="0.313278">
            <text:p>0.313278</text:p>
          </table:table-cell>
          <table:table-cell office:value-type="float" office:value="0.481199">
            <text:p>0.48119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502621">
            <text:p>0.502621</text:p>
          </table:table-cell>
          <table:table-cell office:value-type="float" office:value="0.315191">
            <text:p>0.315191</text:p>
          </table:table-cell>
          <table:table-cell office:value-type="float" office:value="0.482345">
            <text:p>0.48234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89066">
            <text:p>0.489066</text:p>
          </table:table-cell>
          <table:table-cell office:value-type="float" office:value="0.314326">
            <text:p>0.314326</text:p>
          </table:table-cell>
          <table:table-cell office:value-type="float" office:value="0.50468">
            <text:p>0.504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9079">
            <text:p>0.499079</text:p>
          </table:table-cell>
          <table:table-cell office:value-type="float" office:value="0.313116">
            <text:p>0.313116</text:p>
          </table:table-cell>
          <table:table-cell office:value-type="float" office:value="0.485879">
            <text:p>0.4858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99">
            <text:p>0.49099</text:p>
          </table:table-cell>
          <table:table-cell office:value-type="float" office:value="0.315044">
            <text:p>0.315044</text:p>
          </table:table-cell>
          <table:table-cell office:value-type="float" office:value="0.478409">
            <text:p>0.47840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367">
            <text:p>0.492367</text:p>
          </table:table-cell>
          <table:table-cell office:value-type="float" office:value="0.314887">
            <text:p>0.314887</text:p>
          </table:table-cell>
          <table:table-cell office:value-type="float" office:value="0.481763">
            <text:p>0.4817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4717">
            <text:p>0.494717</text:p>
          </table:table-cell>
          <table:table-cell office:value-type="float" office:value="0.31563">
            <text:p>0.31563</text:p>
          </table:table-cell>
          <table:table-cell office:value-type="float" office:value="0.48248">
            <text:p>0.4824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091">
            <text:p>0.492091</text:p>
          </table:table-cell>
          <table:table-cell office:value-type="float" office:value="0.313621">
            <text:p>0.313621</text:p>
          </table:table-cell>
          <table:table-cell office:value-type="float" office:value="0.486079">
            <text:p>0.4860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">
            <text:p>0.4908</text:p>
          </table:table-cell>
          <table:table-cell office:value-type="float" office:value="0.314869">
            <text:p>0.314869</text:p>
          </table:table-cell>
          <table:table-cell office:value-type="float" office:value="0.482317">
            <text:p>0.48231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493">
            <text:p>0.493493</text:p>
          </table:table-cell>
          <table:table-cell office:value-type="float" office:value="0.315194">
            <text:p>0.315194</text:p>
          </table:table-cell>
          <table:table-cell office:value-type="float" office:value="0.481421">
            <text:p>0.4814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826">
            <text:p>0.490826</text:p>
          </table:table-cell>
          <table:table-cell office:value-type="float" office:value="0.316499">
            <text:p>0.316499</text:p>
          </table:table-cell>
          <table:table-cell office:value-type="float" office:value="0.481939">
            <text:p>0.4819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289">
            <text:p>0.492289</text:p>
          </table:table-cell>
          <table:table-cell office:value-type="float" office:value="0.316807">
            <text:p>0.316807</text:p>
          </table:table-cell>
          <table:table-cell office:value-type="float" office:value="0.48746">
            <text:p>0.487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637">
            <text:p>0.490637</text:p>
          </table:table-cell>
          <table:table-cell office:value-type="float" office:value="0.315424">
            <text:p>0.315424</text:p>
          </table:table-cell>
          <table:table-cell office:value-type="float" office:value="0.480646">
            <text:p>0.4806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985">
            <text:p>0.490985</text:p>
          </table:table-cell>
          <table:table-cell office:value-type="float" office:value="0.315727">
            <text:p>0.315727</text:p>
          </table:table-cell>
          <table:table-cell office:value-type="float" office:value="0.483609">
            <text:p>0.48360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661">
            <text:p>0.49661</text:p>
          </table:table-cell>
          <table:table-cell office:value-type="float" office:value="0.316145">
            <text:p>0.316145</text:p>
          </table:table-cell>
          <table:table-cell office:value-type="float" office:value="0.48993">
            <text:p>0.4899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967">
            <text:p>0.492967</text:p>
          </table:table-cell>
          <table:table-cell office:value-type="float" office:value="0.317259">
            <text:p>0.317259</text:p>
          </table:table-cell>
          <table:table-cell office:value-type="float" office:value="0.484437">
            <text:p>0.48443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2882">
            <text:p>0.492882</text:p>
          </table:table-cell>
          <table:table-cell office:value-type="float" office:value="0.312882">
            <text:p>0.312882</text:p>
          </table:table-cell>
          <table:table-cell office:value-type="float" office:value="0.482958">
            <text:p>0.48295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3456">
            <text:p>0.493456</text:p>
          </table:table-cell>
          <table:table-cell office:value-type="float" office:value="0.317602">
            <text:p>0.317602</text:p>
          </table:table-cell>
          <table:table-cell office:value-type="float" office:value="0.4808">
            <text:p>0.480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490386">
            <text:p>0.490386</text:p>
          </table:table-cell>
          <table:table-cell office:value-type="float" office:value="0.317849">
            <text:p>0.317849</text:p>
          </table:table-cell>
          <table:table-cell office:value-type="float" office:value="0.497155">
            <text:p>0.49715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65478">
            <text:p>5.65478</text:p>
          </table:table-cell>
          <table:table-cell office:value-type="float" office:value="3.74324">
            <text:p>3.74324</text:p>
          </table:table-cell>
          <table:table-cell office:value-type="float" office:value="5.7896">
            <text:p>5.78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80596">
            <text:p>5.80596</text:p>
          </table:table-cell>
          <table:table-cell office:value-type="float" office:value="3.87533">
            <text:p>3.87533</text:p>
          </table:table-cell>
          <table:table-cell office:value-type="float" office:value="5.70652">
            <text:p>5.7065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2522">
            <text:p>5.52522</text:p>
          </table:table-cell>
          <table:table-cell office:value-type="float" office:value="3.79851">
            <text:p>3.79851</text:p>
          </table:table-cell>
          <table:table-cell office:value-type="float" office:value="5.76804">
            <text:p>5.768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848">
            <text:p>5.53848</text:p>
          </table:table-cell>
          <table:table-cell office:value-type="float" office:value="3.74676">
            <text:p>3.74676</text:p>
          </table:table-cell>
          <table:table-cell office:value-type="float" office:value="5.74291">
            <text:p>5.7429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4921">
            <text:p>5.54921</text:p>
          </table:table-cell>
          <table:table-cell office:value-type="float" office:value="3.76583">
            <text:p>3.76583</text:p>
          </table:table-cell>
          <table:table-cell office:value-type="float" office:value="5.73325">
            <text:p>5.733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2513">
            <text:p>5.52513</text:p>
          </table:table-cell>
          <table:table-cell office:value-type="float" office:value="3.77739">
            <text:p>3.77739</text:p>
          </table:table-cell>
          <table:table-cell office:value-type="float" office:value="5.7232">
            <text:p>5.72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4445">
            <text:p>5.54445</text:p>
          </table:table-cell>
          <table:table-cell office:value-type="float" office:value="3.78873">
            <text:p>3.78873</text:p>
          </table:table-cell>
          <table:table-cell office:value-type="float" office:value="5.73894">
            <text:p>5.7389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61054">
            <text:p>5.61054</text:p>
          </table:table-cell>
          <table:table-cell office:value-type="float" office:value="3.91949">
            <text:p>3.91949</text:p>
          </table:table-cell>
          <table:table-cell office:value-type="float" office:value="5.82233">
            <text:p>5.822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868">
            <text:p>5.55868</text:p>
          </table:table-cell>
          <table:table-cell office:value-type="float" office:value="3.80682">
            <text:p>3.80682</text:p>
          </table:table-cell>
          <table:table-cell office:value-type="float" office:value="5.75374">
            <text:p>5.7537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7204">
            <text:p>5.57204</text:p>
          </table:table-cell>
          <table:table-cell office:value-type="float" office:value="3.76578">
            <text:p>3.76578</text:p>
          </table:table-cell>
          <table:table-cell office:value-type="float" office:value="5.77201">
            <text:p>5.772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8363">
            <text:p>5.58363</text:p>
          </table:table-cell>
          <table:table-cell office:value-type="float" office:value="3.8019">
            <text:p>3.8019</text:p>
          </table:table-cell>
          <table:table-cell office:value-type="float" office:value="5.75179">
            <text:p>5.751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64">
            <text:p>5.564</text:p>
          </table:table-cell>
          <table:table-cell office:value-type="float" office:value="3.77314">
            <text:p>3.77314</text:p>
          </table:table-cell>
          <table:table-cell office:value-type="float" office:value="5.72621">
            <text:p>5.726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077">
            <text:p>5.55077</text:p>
          </table:table-cell>
          <table:table-cell office:value-type="float" office:value="3.78948">
            <text:p>3.78948</text:p>
          </table:table-cell>
          <table:table-cell office:value-type="float" office:value="5.78395">
            <text:p>5.7839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613">
            <text:p>5.53613</text:p>
          </table:table-cell>
          <table:table-cell office:value-type="float" office:value="3.77084">
            <text:p>3.77084</text:p>
          </table:table-cell>
          <table:table-cell office:value-type="float" office:value="5.72926">
            <text:p>5.7292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503">
            <text:p>5.50503</text:p>
          </table:table-cell>
          <table:table-cell office:value-type="float" office:value="3.74595">
            <text:p>3.74595</text:p>
          </table:table-cell>
          <table:table-cell office:value-type="float" office:value="5.69065">
            <text:p>5.6906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058">
            <text:p>5.53058</text:p>
          </table:table-cell>
          <table:table-cell office:value-type="float" office:value="3.76306">
            <text:p>3.76306</text:p>
          </table:table-cell>
          <table:table-cell office:value-type="float" office:value="5.7346">
            <text:p>5.734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485">
            <text:p>5.53485</text:p>
          </table:table-cell>
          <table:table-cell office:value-type="float" office:value="3.77155">
            <text:p>3.77155</text:p>
          </table:table-cell>
          <table:table-cell office:value-type="float" office:value="5.72083">
            <text:p>5.7208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251">
            <text:p>5.50251</text:p>
          </table:table-cell>
          <table:table-cell office:value-type="float" office:value="3.74418">
            <text:p>3.74418</text:p>
          </table:table-cell>
          <table:table-cell office:value-type="float" office:value="5.68538">
            <text:p>5.6853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305">
            <text:p>5.5305</text:p>
          </table:table-cell>
          <table:table-cell office:value-type="float" office:value="3.72404">
            <text:p>3.72404</text:p>
          </table:table-cell>
          <table:table-cell office:value-type="float" office:value="5.67753">
            <text:p>5.6775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954">
            <text:p>5.48954</text:p>
          </table:table-cell>
          <table:table-cell office:value-type="float" office:value="3.72135">
            <text:p>3.72135</text:p>
          </table:table-cell>
          <table:table-cell office:value-type="float" office:value="5.68029">
            <text:p>5.6802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972">
            <text:p>5.48972</text:p>
          </table:table-cell>
          <table:table-cell office:value-type="float" office:value="3.73425">
            <text:p>3.73425</text:p>
          </table:table-cell>
          <table:table-cell office:value-type="float" office:value="5.67345">
            <text:p>5.6734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02">
            <text:p>5.48302</text:p>
          </table:table-cell>
          <table:table-cell office:value-type="float" office:value="3.72824">
            <text:p>3.72824</text:p>
          </table:table-cell>
          <table:table-cell office:value-type="float" office:value="5.66945">
            <text:p>5.6694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603">
            <text:p>5.47603</text:p>
          </table:table-cell>
          <table:table-cell office:value-type="float" office:value="3.74848">
            <text:p>3.74848</text:p>
          </table:table-cell>
          <table:table-cell office:value-type="float" office:value="5.66922">
            <text:p>5.6692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0277">
            <text:p>5.50277</text:p>
          </table:table-cell>
          <table:table-cell office:value-type="float" office:value="3.71775">
            <text:p>3.71775</text:p>
          </table:table-cell>
          <table:table-cell office:value-type="float" office:value="5.66937">
            <text:p>5.6693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722">
            <text:p>5.49722</text:p>
          </table:table-cell>
          <table:table-cell office:value-type="float" office:value="3.72036">
            <text:p>3.72036</text:p>
          </table:table-cell>
          <table:table-cell office:value-type="float" office:value="5.67127">
            <text:p>5.6712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17">
            <text:p>5.48517</text:p>
          </table:table-cell>
          <table:table-cell office:value-type="float" office:value="3.74751">
            <text:p>3.74751</text:p>
          </table:table-cell>
          <table:table-cell office:value-type="float" office:value="5.70747">
            <text:p>5.7074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616">
            <text:p>5.48616</text:p>
          </table:table-cell>
          <table:table-cell office:value-type="float" office:value="3.73023">
            <text:p>3.73023</text:p>
          </table:table-cell>
          <table:table-cell office:value-type="float" office:value="5.68972">
            <text:p>5.6897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39">
            <text:p>5.48539</text:p>
          </table:table-cell>
          <table:table-cell office:value-type="float" office:value="3.72915">
            <text:p>3.72915</text:p>
          </table:table-cell>
          <table:table-cell office:value-type="float" office:value="5.77179">
            <text:p>5.7717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455">
            <text:p>5.49455</text:p>
          </table:table-cell>
          <table:table-cell office:value-type="float" office:value="3.72032">
            <text:p>3.72032</text:p>
          </table:table-cell>
          <table:table-cell office:value-type="float" office:value="5.78088">
            <text:p>5.7808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55432">
            <text:p>5.55432</text:p>
          </table:table-cell>
          <table:table-cell office:value-type="float" office:value="3.72471">
            <text:p>3.72471</text:p>
          </table:table-cell>
          <table:table-cell office:value-type="float" office:value="5.65868">
            <text:p>5.658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6944">
            <text:p>5.46944</text:p>
          </table:table-cell>
          <table:table-cell office:value-type="float" office:value="3.71636">
            <text:p>3.71636</text:p>
          </table:table-cell>
          <table:table-cell office:value-type="float" office:value="5.68861">
            <text:p>5.688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832">
            <text:p>5.49832</text:p>
          </table:table-cell>
          <table:table-cell office:value-type="float" office:value="3.71474">
            <text:p>3.71474</text:p>
          </table:table-cell>
          <table:table-cell office:value-type="float" office:value="5.66882">
            <text:p>5.6688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099">
            <text:p>5.48099</text:p>
          </table:table-cell>
          <table:table-cell office:value-type="float" office:value="3.77395">
            <text:p>3.77395</text:p>
          </table:table-cell>
          <table:table-cell office:value-type="float" office:value="5.71901">
            <text:p>5.7190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775">
            <text:p>5.47775</text:p>
          </table:table-cell>
          <table:table-cell office:value-type="float" office:value="3.7262">
            <text:p>3.7262</text:p>
          </table:table-cell>
          <table:table-cell office:value-type="float" office:value="5.67104">
            <text:p>5.67104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422">
            <text:p>5.48422</text:p>
          </table:table-cell>
          <table:table-cell office:value-type="float" office:value="3.71798">
            <text:p>3.71798</text:p>
          </table:table-cell>
          <table:table-cell office:value-type="float" office:value="5.71613">
            <text:p>5.7161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92">
            <text:p>5.48592</text:p>
          </table:table-cell>
          <table:table-cell office:value-type="float" office:value="3.72442">
            <text:p>3.72442</text:p>
          </table:table-cell>
          <table:table-cell office:value-type="float" office:value="5.67385">
            <text:p>5.6738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634">
            <text:p>5.49634</text:p>
          </table:table-cell>
          <table:table-cell office:value-type="float" office:value="3.74021">
            <text:p>3.74021</text:p>
          </table:table-cell>
          <table:table-cell office:value-type="float" office:value="5.67763">
            <text:p>5.6776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688">
            <text:p>5.48688</text:p>
          </table:table-cell>
          <table:table-cell office:value-type="float" office:value="3.73583">
            <text:p>3.73583</text:p>
          </table:table-cell>
          <table:table-cell office:value-type="float" office:value="5.68896">
            <text:p>5.6889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8">
            <text:p>5.498</text:p>
          </table:table-cell>
          <table:table-cell office:value-type="float" office:value="3.73364">
            <text:p>3.73364</text:p>
          </table:table-cell>
          <table:table-cell office:value-type="float" office:value="5.76168">
            <text:p>5.7616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27">
            <text:p>5.48327</text:p>
          </table:table-cell>
          <table:table-cell office:value-type="float" office:value="3.73447">
            <text:p>3.73447</text:p>
          </table:table-cell>
          <table:table-cell office:value-type="float" office:value="5.67459">
            <text:p>5.6745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014">
            <text:p>5.49014</text:p>
          </table:table-cell>
          <table:table-cell office:value-type="float" office:value="3.76068">
            <text:p>3.76068</text:p>
          </table:table-cell>
          <table:table-cell office:value-type="float" office:value="5.6621">
            <text:p>5.662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803">
            <text:p>5.47803</text:p>
          </table:table-cell>
          <table:table-cell office:value-type="float" office:value="3.7171">
            <text:p>3.7171</text:p>
          </table:table-cell>
          <table:table-cell office:value-type="float" office:value="5.68361">
            <text:p>5.68361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313">
            <text:p>5.49313</text:p>
          </table:table-cell>
          <table:table-cell office:value-type="float" office:value="3.7243">
            <text:p>3.7243</text:p>
          </table:table-cell>
          <table:table-cell office:value-type="float" office:value="5.65706">
            <text:p>5.65706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9484">
            <text:p>5.49484</text:p>
          </table:table-cell>
          <table:table-cell office:value-type="float" office:value="3.72088">
            <text:p>3.72088</text:p>
          </table:table-cell>
          <table:table-cell office:value-type="float" office:value="5.66139">
            <text:p>5.66139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183">
            <text:p>5.47183</text:p>
          </table:table-cell>
          <table:table-cell office:value-type="float" office:value="3.71333">
            <text:p>3.71333</text:p>
          </table:table-cell>
          <table:table-cell office:value-type="float" office:value="5.65725">
            <text:p>5.65725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164">
            <text:p>5.48164</text:p>
          </table:table-cell>
          <table:table-cell office:value-type="float" office:value="3.71924">
            <text:p>3.71924</text:p>
          </table:table-cell>
          <table:table-cell office:value-type="float" office:value="5.65833">
            <text:p>5.6583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338">
            <text:p>5.47338</text:p>
          </table:table-cell>
          <table:table-cell office:value-type="float" office:value="3.71282">
            <text:p>3.71282</text:p>
          </table:table-cell>
          <table:table-cell office:value-type="float" office:value="5.65888">
            <text:p>5.65888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543">
            <text:p>5.48543</text:p>
          </table:table-cell>
          <table:table-cell office:value-type="float" office:value="3.7174">
            <text:p>3.7174</text:p>
          </table:table-cell>
          <table:table-cell office:value-type="float" office:value="5.65657">
            <text:p>5.65657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8327">
            <text:p>5.48327</text:p>
          </table:table-cell>
          <table:table-cell office:value-type="float" office:value="3.72001">
            <text:p>3.72001</text:p>
          </table:table-cell>
          <table:table-cell office:value-type="float" office:value="5.68232">
            <text:p>5.68232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5.47929">
            <text:p>5.47929</text:p>
          </table:table-cell>
          <table:table-cell office:value-type="float" office:value="3.72133">
            <text:p>3.72133</text:p>
          </table:table-cell>
          <table:table-cell office:value-type="float" office:value="5.66873">
            <text:p>5.66873</text:p>
          </table:table-cell>
          <table:table-cell office:value-type="string">
            <text:p><text:s/></text:p>
          </table:table-cell>
          <table:table-cell table:number-columns-repeated="9"/>
        </table:table-row>
        <table:table-row table:style-name="ro1" table:number-rows-repeated="10482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0" number:decimal-replacement=""/>
    </number:number-style>
    <number:number-style style:name="N121">
      <number:number number:decimal-places="6" number:min-integer-digits="0" number:decimal-replacement=""/>
      <number:text>.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/00/0000</text:date>, <text:time style:data-style-name="N2" text:time-value="0000-00-00T21:06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4:30:13</dc:date>
    <dc:creator>mind </dc:creator>
    <meta:generator>LibreOffice/4.0.2.2$Linux_X86_64 LibreOffice_project/400m0$Build-2</meta:generator>
    <meta:editing-duration>PT27M42S</meta:editing-duration>
    <meta:editing-cycles>4</meta:editing-cycles>
    <meta:document-statistic meta:table-count="1" meta:cell-count="18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67cm" svg:height="14.199cm" xlink:href=".." xlink:type="simple" chart:class="chart:line" chart:style-name="ch1">
        <chart:title svg:x="4.423cm" svg:y="0.419cm" chart:style-name="ch2">
          <text:p>Comparison - Insert and Theoretic Bound</text:p>
        </chart:title>
        <chart:legend svg:x="7.23cm" svg:y="1.411cm" style:legend-expansion="custom" chartooo:width="2.825cm" chartooo:height="1.495cm" style:legend-expansion-aspect-ratio="1.88963210702341" chart:style-name="ch3"/>
        <chart:plot-area chart:style-name="ch4" table:cell-range-address="Sheet1.G2:Sheet1.H8 Sheet1.G1:Sheet1.H1 Sheet1.K1:Sheet1.K8" chart:data-source-has-labels="both" svg:x="2.642cm" svg:y="3.104cm" svg:width="11.719cm" svg:height="9.119cm">
          <chartooo:coordinate-region svg:x="5.277cm" svg:y="3.313cm" svg:width="7.07cm" svg:height="7.829cm"/>
          <chart:axis chart:dimension="x" chart:name="primary-x" chart:style-name="ch5" chartooo:axis-type="auto">
            <chartooo:date-scale/>
            <chart:title svg:x="6.992cm" svg:y="12.507cm" chart:style-name="ch6">
              <text:p>Insert Operations - N</text:p>
            </chart:title>
            <chart:categories table:cell-range-address="Sheet1.G2:Sheet1.G8"/>
          </chart:axis>
          <chart:axis chart:dimension="x" chart:name="secondary-x" chart:style-name="ch7"/>
          <chart:axis chart:dimension="y" chart:name="primary-y" chart:style-name="ch8">
            <chart:title svg:x="1.738cm" svg:y="7.979cm" chart:style-name="ch9">
              <text:p>f(N)</text:p>
            </chart:title>
            <chart:grid chart:style-name="ch10" chart:class="major"/>
          </chart:axis>
          <chart:axis chart:dimension="y" chart:name="secondary-y" chart:style-name="ch11">
            <chart:title svg:x="14.713cm" svg:y="8.29cm" chart:style-name="ch9">
              <text:p>Time (s)</text:p>
            </chart:title>
          </chart:axis>
          <chart:series chart:attached-axis="secondary-y" chart:style-name="ch12" chart:values-cell-range-address="Sheet1.H2:Sheet1.H8" chart:label-cell-address="Sheet1.H1:Sheet1.H1" chart:class="chart:line">
            <chart:data-point chart:repeated="7"/>
          </chart:series>
          <chart:series chart:attached-axis="primary-y" chart:style-name="ch13" chart:values-cell-range-address="Sheet1.K2:Sheet1.K8" chart:label-cell-address="Sheet1.K1:Sheet1.K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log_2(N!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64872">
                <text:p>0.00000164872</text:p>
                <draw:g>
                  <svg:desc>Sheet1.H2:Sheet1.H8</svg:desc>
                </draw:g>
              </table:table-cell>
              <table:table-cell office:value-type="float" office:value="19.9315685693242">
                <text:p>19.9315685693242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17cm" svg:height="12.368cm" xlink:href=".." xlink:type="simple" chart:class="chart:line" chart:style-name="ch1">
        <chart:title svg:x="3.567cm" svg:y="0.383cm" chart:style-name="ch2">
          <text:p>Comparison - Decrease Key and Theoretic Bound</text:p>
        </chart:title>
        <chart:legend svg:x="7.042cm" svg:y="1.294cm" style:legend-expansion="custom" chartooo:width="3.363cm" chartooo:height="1.233cm" style:legend-expansion-aspect-ratio="2.72749391727494" chart:style-name="ch3"/>
        <chart:plot-area chart:style-name="ch4" table:cell-range-address="Sheet1.G2:Sheet1.G8 Sheet1.I1:Sheet1.I8 Sheet1.L1:Sheet1.L8" chart:data-source-has-labels="both" svg:x="2.198cm" svg:y="2.729cm" svg:width="11.74cm" svg:height="8.943cm">
          <chartooo:coordinate-region svg:x="4.833cm" svg:y="2.938cm" svg:width="7.091cm" svg:height="7.653cm"/>
          <chart:axis chart:dimension="x" chart:name="primary-x" chart:style-name="ch5" chartooo:axis-type="auto">
            <chartooo:date-scale/>
            <chart:title svg:x="6.741cm" svg:y="11.815cm" chart:style-name="ch6">
              <text:p>Elements in heap.</text:p>
            </chart:title>
            <chart:categories table:cell-range-address="Sheet1.G2:Sheet1.G8"/>
          </chart:axis>
          <chart:axis chart:dimension="y" chart:name="primary-y" chart:style-name="ch7">
            <chart:title svg:x="1.293cm" svg:y="7.516cm" chart:style-name="ch8">
              <text:p>f(N)</text:p>
            </chart:title>
            <chart:grid chart:style-name="ch9" chart:class="major"/>
          </chart:axis>
          <chart:axis chart:dimension="y" chart:name="secondary-y" chart:style-name="ch10">
            <chart:title svg:x="14.291cm" svg:y="7.827cm" chart:style-name="ch8">
              <text:p>Time (s)</text:p>
            </chart:title>
          </chart:axis>
          <chart:series chart:attached-axis="secondary-y" chart:style-name="ch11" chart:values-cell-range-address="Sheet1.I2:Sheet1.I8" chart:label-cell-address="Sheet1.I1:Sheet1.I1" chart:class="chart:line">
            <chart:data-point chart:repeated="7"/>
          </chart:series>
          <chart:series chart:attached-axis="primary-y" chart:style-name="ch12" chart:values-cell-range-address="Sheet1.L2:Sheet1.L8" chart:label-cell-address="Sheet1.L1:Sheet1.L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decrease</text:p>
                <draw:g>
                  <svg:desc>Sheet1.I1:Sheet1.I1</svg:desc>
                </draw:g>
              </table:table-cell>
              <table:table-cell office:value-type="string">
                <text:p>N log_2(N)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07506">
                <text:p>0.0000007506</text:p>
                <draw:g>
                  <svg:desc>Sheet1.I2:Sheet1.I8</svg:desc>
                </draw:g>
              </table:table-cell>
              <table:table-cell office:value-type="float" office:value="33.2192809488736">
                <text:p>33.2192809488736</text:p>
                <draw:g>
                  <svg:desc>Sheet1.L2:Sheet1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10843">
                <text:p>0.000010843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40909791666667">
                <text:p>0.000140909791666667</text:p>
              </table:table-cell>
              <table:table-cell office:value-type="float" office:value="9965.78428466209">
                <text:p>9965.784284662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80597824">
                <text:p>0.00180597824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4202486">
                <text:p>0.024202486</text:p>
              </table:table-cell>
              <table:table-cell office:value-type="float" office:value="1660964.04744368">
                <text:p>1660964.0474436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31627952">
                <text:p>0.31627952</text:p>
              </table:table-cell>
              <table:table-cell office:value-type="float" office:value="19931568.5693242">
                <text:p>19931568.569324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.7487852">
                <text:p>3.7487852</text:p>
              </table:table-cell>
              <table:table-cell office:value-type="float" office:value="232534966.642115">
                <text:p>232534966.642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0.0000001" chart:maximum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2cm" chart:symbol-height="0.22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hourglass" chart:symbol-width="0.17cm" chart:symbol-height="0.17cm">
        <chart:symbol-image xlink:href="Pictures/2000000E000000DD000000DD207D3718.svm" xlink:type="simple" xlink:actuate="onLoad"/>
      </style:chart-properties>
    </style:style>
    <style:style style:name="ch14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783cm" svg:height="17.101cm" xlink:href=".." xlink:type="simple" chart:class="chart:line" chart:style-name="ch1">
        <chart:title svg:x="5.228cm" svg:y="0.478cm" chart:style-name="ch2">
          <text:p>Comparison - Insert, Delete and Theoretic Bound</text:p>
        </chart:title>
        <chart:legend svg:x="8.843cm" svg:y="1.657cm" style:legend-expansion="custom" chartooo:width="2.845cm" chartooo:height="2.076cm" style:legend-expansion-aspect-ratio="1.37042389210019" chart:style-name="ch3"/>
        <chart:plot-area chart:style-name="ch4" table:cell-range-address="Sheet1.G2:Sheet1.H8 Sheet1.G1:Sheet1.H1 Sheet1.J1:Sheet1.K8" chart:data-source-has-labels="both" svg:x="2.09cm" svg:y="3.905cm" svg:width="16.021cm" svg:height="11.296cm">
          <chartooo:coordinate-region svg:x="4.414cm" svg:y="4.114cm" svg:width="11.683cm" svg:height="10.422cm"/>
          <chart:axis chart:dimension="x" chart:name="primary-x" chart:style-name="ch5" chartooo:axis-type="auto">
            <chartooo:date-scale/>
            <chart:title svg:x="8.488cm" svg:y="15.544cm" chart:style-name="ch6">
              <text:p>Number of Operations</text:p>
            </chart:title>
            <chart:categories table:cell-range-address="Sheet1.G2:Sheet1.G8"/>
          </chart:axis>
          <chart:axis chart:dimension="y" chart:name="primary-y" chart:style-name="ch7">
            <chart:title svg:x="1.122cm" svg:y="9.869cm" chart:style-name="ch8">
              <text:p>f(N)</text:p>
            </chart:title>
            <chart:grid chart:style-name="ch9" chart:class="major"/>
          </chart:axis>
          <chart:axis chart:dimension="y" chart:name="secondary-y" chart:style-name="ch10">
            <chart:title svg:x="18.527cm" svg:y="10.18cm" chart:style-name="ch8">
              <text:p>Time (s)</text:p>
            </chart:title>
          </chart:axis>
          <chart:series chart:attached-axis="secondary-y" chart:style-name="ch11" chart:values-cell-range-address="Sheet1.H2:Sheet1.H8" chart:label-cell-address="Sheet1.H1:Sheet1.H1" chart:class="chart:line">
            <chart:data-point chart:repeated="7"/>
          </chart:series>
          <chart:series chart:attached-axis="secondary-y" chart:style-name="ch12" chart:values-cell-range-address="Sheet1.J2:Sheet1.J8" chart:label-cell-address="Sheet1.J1:Sheet1.J1" chart:class="chart:line">
            <chart:data-point chart:repeated="4"/>
            <chart:data-point chart:style-name="ch13"/>
            <chart:data-point chart:repeated="2"/>
          </chart:series>
          <chart:series chart:attached-axis="primary-y" chart:style-name="ch14" chart:values-cell-range-address="Sheet1.K2:Sheet1.K8" chart:label-cell-address="Sheet1.K1:Sheet1.K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insert</text:p>
                <draw:g>
                  <svg:desc>Sheet1.H1:Sheet1.H1</svg:desc>
                </draw:g>
              </table:table-cell>
              <table:table-cell office:value-type="string">
                <text:p>avg delete</text:p>
                <draw:g>
                  <svg:desc>Sheet1.J1:Sheet1.J1</svg:desc>
                </draw:g>
              </table:table-cell>
              <table:table-cell office:value-type="string">
                <text:p>log_2(N!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2:Sheet1.G8</svg:desc>
                </draw:g>
              </table:table-cell>
              <table:table-cell office:value-type="float" office:value="0.00000164872">
                <text:p>0.00000164872</text:p>
                <draw:g>
                  <svg:desc>Sheet1.H2:Sheet1.H8</svg:desc>
                </draw:g>
              </table:table-cell>
              <table:table-cell office:value-type="float" office:value="0.00000184858">
                <text:p>0.00000184858</text:p>
                <draw:g>
                  <svg:desc>Sheet1.J2:Sheet1.J8</svg:desc>
                </draw:g>
              </table:table-cell>
              <table:table-cell office:value-type="float" office:value="19.9315685693242">
                <text:p>19.9315685693242</text:p>
                <draw:g>
                  <svg:desc>Sheet1.K2:Sheet1.K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236912916666667">
                <text:p>0.0000236912916666667</text:p>
              </table:table-cell>
              <table:table-cell office:value-type="float" office:value="0.000023476">
                <text:p>0.000023476</text:p>
              </table:table-cell>
              <table:table-cell office:value-type="float" office:value="521.542710897316">
                <text:p>521.5427108973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260326632653061">
                <text:p>0.000260326632653061</text:p>
              </table:table-cell>
              <table:table-cell office:value-type="float" office:value="0.000288701489795918">
                <text:p>0.000288701489795918</text:p>
              </table:table-cell>
              <table:table-cell office:value-type="float" office:value="8504.13592291165">
                <text:p>8504.135922911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34728156">
                <text:p>0.0034728156</text:p>
              </table:table-cell>
              <table:table-cell office:value-type="float" office:value="0.0034556228">
                <text:p>0.0034556228</text:p>
              </table:table-cell>
              <table:table-cell office:value-type="float" office:value="118260.64017799">
                <text:p>118260.6401779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41341078">
                <text:p>0.041341078</text:p>
              </table:table-cell>
              <table:table-cell office:value-type="float" office:value="0.040986838">
                <text:p>0.040986838</text:p>
              </table:table-cell>
              <table:table-cell office:value-type="float" office:value="1516460.17531608">
                <text:p>1516460.1753160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4934127">
                <text:p>0.4934127</text:p>
              </table:table-cell>
              <table:table-cell office:value-type="float" office:value="0.48423814">
                <text:p>0.48423814</text:p>
              </table:table-cell>
              <table:table-cell office:value-type="float" office:value="18488855.1977146">
                <text:p>18488855.19771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171698">
                <text:p>5.5171698</text:p>
              </table:table-cell>
              <table:table-cell office:value-type="float" office:value="5.7055778">
                <text:p>5.7055778</text:p>
              </table:table-cell>
              <table:table-cell office:value-type="float" office:value="218107832.92602">
                <text:p>218107832.92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